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table:style-name="ce2" office:value-type="string" calcext:value-type="string" table:number-columns-spanned="2" table:number-rows-spanned="1">
            <text:p>Source 1</text:p>
          </table:table-cell>
          <table:covered-table-cell table:style-name="ce3"/>
          <table:table-cell table:style-name="ce2" office:value-type="string" calcext:value-type="string" table:number-columns-spanned="2" table:number-rows-spanned="1">
            <text:p>Source 2</text:p>
          </table:table-cell>
          <table:covered-table-cell table:style-name="ce3"/>
          <table:table-cell table:style-name="ce2" office:value-type="string" calcext:value-type="string" table:number-columns-spanned="2" table:number-rows-spanned="1">
            <text:p>Source 3</text:p>
          </table:table-cell>
          <table:covered-table-cell table:style-name="ce3"/>
          <table:table-cell table:style-name="ce2" office:value-type="string" calcext:value-type="string" table:number-columns-spanned="2" table:number-rows-spanned="1">
            <text:p>AVERAGED</text:p>
          </table:table-cell>
          <table:covered-table-cell table:style-name="ce3"/>
          <table:table-cell table:number-columns-repeated="2"/>
        </table:table-row>
        <table:table-row table:style-name="ro1">
          <table:table-cell table:style-name="ce3" office:value-type="string" calcext:value-type="string">
            <text:p>Umean0</text:p>
          </table:table-cell>
          <table:table-cell table:style-name="ce3" office:value-type="string" calcext:value-type="string">
            <text:p>Umean0adim</text:p>
          </table:table-cell>
          <table:table-cell table:style-name="ce3" office:value-type="string" calcext:value-type="string">
            <text:p>Umean0</text:p>
          </table:table-cell>
          <table:table-cell table:style-name="ce3" office:value-type="string" calcext:value-type="string">
            <text:p>Umean0adim</text:p>
          </table:table-cell>
          <table:table-cell table:style-name="ce3" office:value-type="string" calcext:value-type="string">
            <text:p>Umean0</text:p>
          </table:table-cell>
          <table:table-cell table:style-name="ce3" office:value-type="string" calcext:value-type="string">
            <text:p>Umean0adim</text:p>
          </table:table-cell>
          <table:table-cell table:style-name="ce3" office:value-type="string" calcext:value-type="string">
            <text:p>Umean0</text:p>
          </table:table-cell>
          <table:table-cell table:style-name="ce3" office:value-type="string" calcext:value-type="string">
            <text:p>Umean0adim</text:p>
          </table:table-cell>
          <table:table-cell table:number-columns-repeated="2"/>
        </table:table-row>
        <table:table-row table:style-name="ro1">
          <table:table-cell office:value-type="float" office:value="8.4809" calcext:value-type="float">
            <text:p>8.4809</text:p>
          </table:table-cell>
          <table:table-cell table:formula="of:=[.A3]/[.$J$3]" office:value-type="float" office:value="0.876551631473959" calcext:value-type="float">
            <text:p>0.876551631473959</text:p>
          </table:table-cell>
          <table:table-cell office:value-type="float" office:value="8.4516" calcext:value-type="float">
            <text:p>8.4516</text:p>
          </table:table-cell>
          <table:table-cell table:formula="of:=[.C3]/[.$J$3]" office:value-type="float" office:value="0.873523301603051" calcext:value-type="float">
            <text:p>0.873523301603051</text:p>
          </table:table-cell>
          <table:table-cell office:value-type="float" office:value="8.5228" calcext:value-type="float">
            <text:p>8.5228</text:p>
          </table:table-cell>
          <table:table-cell table:formula="of:=[.E3]/[.$J$3]" office:value-type="float" office:value="0.880882246545327" calcext:value-type="float">
            <text:p>0.880882246545327</text:p>
          </table:table-cell>
          <table:table-cell table:formula="of:=AVERAGE([.B3];[.D3];[.F3])" office:value-type="float" office:value="0.876985726540779" calcext:value-type="float">
            <text:p>0.876985726540779</text:p>
          </table:table-cell>
          <table:table-cell table:formula="of:=AVERAGE([.B3];[.D3];[.F3])" office:value-type="float" office:value="0.876985726540779" calcext:value-type="float">
            <text:p>0.876985726540779</text:p>
          </table:table-cell>
          <table:table-cell table:style-name="ce4" office:value-type="string" calcext:value-type="string">
            <text:p>U_ref</text:p>
          </table:table-cell>
          <table:table-cell table:style-name="ce5" office:value-type="float" office:value="9.6753" calcext:value-type="float">
            <text:p>9.6753</text:p>
          </table:table-cell>
        </table:table-row>
        <table:table-row table:style-name="ro1">
          <table:table-cell office:value-type="float" office:value="8.4805" calcext:value-type="float">
            <text:p>8.4805</text:p>
          </table:table-cell>
          <table:table-cell table:formula="of:=[.A4]/[.$J$3]" office:value-type="float" office:value="0.876510289086643" calcext:value-type="float">
            <text:p>0.876510289086643</text:p>
          </table:table-cell>
          <table:table-cell office:value-type="float" office:value="8.4513" calcext:value-type="float">
            <text:p>8.4513</text:p>
          </table:table-cell>
          <table:table-cell table:formula="of:=[.C4]/[.$J$3]" office:value-type="float" office:value="0.873492294812564" calcext:value-type="float">
            <text:p>0.873492294812564</text:p>
          </table:table-cell>
          <table:table-cell office:value-type="float" office:value="8.5224" calcext:value-type="float">
            <text:p>8.5224</text:p>
          </table:table-cell>
          <table:table-cell table:formula="of:=[.E4]/[.$J$3]" office:value-type="float" office:value="0.88084090415801" calcext:value-type="float">
            <text:p>0.88084090415801</text:p>
          </table:table-cell>
          <table:table-cell table:formula="of:=AVERAGE([.B4];[.D4];[.F4])" office:value-type="float" office:value="0.876947829352406" calcext:value-type="float">
            <text:p>0.876947829352406</text:p>
          </table:table-cell>
          <table:table-cell table:formula="of:=AVERAGE([.B4];[.D4];[.F4])" office:value-type="float" office:value="0.876947829352406" calcext:value-type="float">
            <text:p>0.876947829352406</text:p>
          </table:table-cell>
          <table:table-cell table:number-columns-repeated="2"/>
        </table:table-row>
        <table:table-row table:style-name="ro1">
          <table:table-cell office:value-type="float" office:value="8.4801" calcext:value-type="float">
            <text:p>8.4801</text:p>
          </table:table-cell>
          <table:table-cell table:formula="of:=[.A5]/[.$J$3]" office:value-type="float" office:value="0.876468946699327" calcext:value-type="float">
            <text:p>0.876468946699327</text:p>
          </table:table-cell>
          <table:table-cell office:value-type="float" office:value="8.4509" calcext:value-type="float">
            <text:p>8.4509</text:p>
          </table:table-cell>
          <table:table-cell table:formula="of:=[.C5]/[.$J$3]" office:value-type="float" office:value="0.873450952425248" calcext:value-type="float">
            <text:p>0.873450952425248</text:p>
          </table:table-cell>
          <table:table-cell office:value-type="float" office:value="8.5219" calcext:value-type="float">
            <text:p>8.5219</text:p>
          </table:table-cell>
          <table:table-cell table:formula="of:=[.E5]/[.$J$3]" office:value-type="float" office:value="0.880789226173865" calcext:value-type="float">
            <text:p>0.880789226173865</text:p>
          </table:table-cell>
          <table:table-cell table:formula="of:=AVERAGE([.B5];[.D5];[.F5])" office:value-type="float" office:value="0.876903041766147" calcext:value-type="float">
            <text:p>0.876903041766147</text:p>
          </table:table-cell>
          <table:table-cell table:formula="of:=AVERAGE([.B5];[.D5];[.F5])" office:value-type="float" office:value="0.876903041766147" calcext:value-type="float">
            <text:p>0.876903041766147</text:p>
          </table:table-cell>
          <table:table-cell table:number-columns-repeated="2"/>
        </table:table-row>
        <table:table-row table:style-name="ro1">
          <table:table-cell office:value-type="float" office:value="8.4804" calcext:value-type="float">
            <text:p>8.4804</text:p>
          </table:table-cell>
          <table:table-cell table:formula="of:=[.A6]/[.$J$3]" office:value-type="float" office:value="0.876499953489814" calcext:value-type="float">
            <text:p>0.876499953489814</text:p>
          </table:table-cell>
          <table:table-cell office:value-type="float" office:value="8.4512" calcext:value-type="float">
            <text:p>8.4512</text:p>
          </table:table-cell>
          <table:table-cell table:formula="of:=[.C6]/[.$J$3]" office:value-type="float" office:value="0.873481959215735" calcext:value-type="float">
            <text:p>0.873481959215735</text:p>
          </table:table-cell>
          <table:table-cell office:value-type="float" office:value="8.5224" calcext:value-type="float">
            <text:p>8.5224</text:p>
          </table:table-cell>
          <table:table-cell table:formula="of:=[.E6]/[.$J$3]" office:value-type="float" office:value="0.88084090415801" calcext:value-type="float">
            <text:p>0.88084090415801</text:p>
          </table:table-cell>
          <table:table-cell table:formula="of:=AVERAGE([.B6];[.D6];[.F6])" office:value-type="float" office:value="0.87694093895452" calcext:value-type="float">
            <text:p>0.87694093895452</text:p>
          </table:table-cell>
          <table:table-cell table:formula="of:=AVERAGE([.B6];[.D6];[.F6])" office:value-type="float" office:value="0.87694093895452" calcext:value-type="float">
            <text:p>0.87694093895452</text:p>
          </table:table-cell>
          <table:table-cell table:number-columns-repeated="2"/>
        </table:table-row>
        <table:table-row table:style-name="ro1">
          <table:table-cell office:value-type="float" office:value="8.4815" calcext:value-type="float">
            <text:p>8.4815</text:p>
          </table:table-cell>
          <table:table-cell table:formula="of:=[.A7]/[.$J$3]" office:value-type="float" office:value="0.876613645054934" calcext:value-type="float">
            <text:p>0.876613645054934</text:p>
          </table:table-cell>
          <table:table-cell office:value-type="float" office:value="8.4521" calcext:value-type="float">
            <text:p>8.4521</text:p>
          </table:table-cell>
          <table:table-cell table:formula="of:=[.C7]/[.$J$3]" office:value-type="float" office:value="0.873574979587196" calcext:value-type="float">
            <text:p>0.873574979587196</text:p>
          </table:table-cell>
          <table:table-cell office:value-type="float" office:value="8.5237" calcext:value-type="float">
            <text:p>8.5237</text:p>
          </table:table-cell>
          <table:table-cell table:formula="of:=[.E7]/[.$J$3]" office:value-type="float" office:value="0.880975266916788" calcext:value-type="float">
            <text:p>0.880975266916788</text:p>
          </table:table-cell>
          <table:table-cell table:formula="of:=AVERAGE([.B7];[.D7];[.F7])" office:value-type="float" office:value="0.877054630519639" calcext:value-type="float">
            <text:p>0.877054630519639</text:p>
          </table:table-cell>
          <table:table-cell table:formula="of:=AVERAGE([.B7];[.D7];[.F7])" office:value-type="float" office:value="0.877054630519639" calcext:value-type="float">
            <text:p>0.877054630519639</text:p>
          </table:table-cell>
          <table:table-cell table:number-columns-repeated="2"/>
        </table:table-row>
        <table:table-row table:style-name="ro1">
          <table:table-cell office:value-type="float" office:value="8.4826" calcext:value-type="float">
            <text:p>8.4826</text:p>
          </table:table-cell>
          <table:table-cell table:formula="of:=[.A8]/[.$J$3]" office:value-type="float" office:value="0.876727336620053" calcext:value-type="float">
            <text:p>0.876727336620053</text:p>
          </table:table-cell>
          <table:table-cell office:value-type="float" office:value="8.4531" calcext:value-type="float">
            <text:p>8.4531</text:p>
          </table:table-cell>
          <table:table-cell table:formula="of:=[.C8]/[.$J$3]" office:value-type="float" office:value="0.873678335555486" calcext:value-type="float">
            <text:p>0.873678335555486</text:p>
          </table:table-cell>
          <table:table-cell office:value-type="float" office:value="8.5249" calcext:value-type="float">
            <text:p>8.5249</text:p>
          </table:table-cell>
          <table:table-cell table:formula="of:=[.E8]/[.$J$3]" office:value-type="float" office:value="0.881099294078737" calcext:value-type="float">
            <text:p>0.881099294078737</text:p>
          </table:table-cell>
          <table:table-cell table:formula="of:=AVERAGE([.B8];[.D8];[.F8])" office:value-type="float" office:value="0.877168322084759" calcext:value-type="float">
            <text:p>0.877168322084759</text:p>
          </table:table-cell>
          <table:table-cell table:formula="of:=AVERAGE([.B8];[.D8];[.F8])" office:value-type="float" office:value="0.877168322084759" calcext:value-type="float">
            <text:p>0.877168322084759</text:p>
          </table:table-cell>
          <table:table-cell table:number-columns-repeated="2"/>
        </table:table-row>
        <table:table-row table:style-name="ro1">
          <table:table-cell office:value-type="float" office:value="8.4837" calcext:value-type="float">
            <text:p>8.4837</text:p>
          </table:table-cell>
          <table:table-cell table:formula="of:=[.A9]/[.$J$3]" office:value-type="float" office:value="0.876841028185173" calcext:value-type="float">
            <text:p>0.876841028185173</text:p>
          </table:table-cell>
          <table:table-cell office:value-type="float" office:value="8.454" calcext:value-type="float">
            <text:p>8.454</text:p>
          </table:table-cell>
          <table:table-cell table:formula="of:=[.C9]/[.$J$3]" office:value-type="float" office:value="0.873771355926948" calcext:value-type="float">
            <text:p>0.873771355926948</text:p>
          </table:table-cell>
          <table:table-cell office:value-type="float" office:value="8.5262" calcext:value-type="float">
            <text:p>8.5262</text:p>
          </table:table-cell>
          <table:table-cell table:formula="of:=[.E9]/[.$J$3]" office:value-type="float" office:value="0.881233656837514" calcext:value-type="float">
            <text:p>0.881233656837514</text:p>
          </table:table-cell>
          <table:table-cell table:formula="of:=AVERAGE([.B9];[.D9];[.F9])" office:value-type="float" office:value="0.877282013649878" calcext:value-type="float">
            <text:p>0.877282013649878</text:p>
          </table:table-cell>
          <table:table-cell table:formula="of:=AVERAGE([.B9];[.D9];[.F9])" office:value-type="float" office:value="0.877282013649878" calcext:value-type="float">
            <text:p>0.877282013649878</text:p>
          </table:table-cell>
          <table:table-cell table:number-columns-repeated="2"/>
        </table:table-row>
        <table:table-row table:style-name="ro1">
          <table:table-cell office:value-type="float" office:value="8.4848" calcext:value-type="float">
            <text:p>8.4848</text:p>
          </table:table-cell>
          <table:table-cell table:formula="of:=[.A10]/[.$J$3]" office:value-type="float" office:value="0.876954719750292" calcext:value-type="float">
            <text:p>0.876954719750292</text:p>
          </table:table-cell>
          <table:table-cell office:value-type="float" office:value="8.4549" calcext:value-type="float">
            <text:p>8.4549</text:p>
          </table:table-cell>
          <table:table-cell table:formula="of:=[.C10]/[.$J$3]" office:value-type="float" office:value="0.873864376298409" calcext:value-type="float">
            <text:p>0.873864376298409</text:p>
          </table:table-cell>
          <table:table-cell office:value-type="float" office:value="8.5275" calcext:value-type="float">
            <text:p>8.5275</text:p>
          </table:table-cell>
          <table:table-cell table:formula="of:=[.E10]/[.$J$3]" office:value-type="float" office:value="0.881368019596292" calcext:value-type="float">
            <text:p>0.881368019596292</text:p>
          </table:table-cell>
          <table:table-cell table:formula="of:=AVERAGE([.B10];[.D10];[.F10])" office:value-type="float" office:value="0.877395705214997" calcext:value-type="float">
            <text:p>0.877395705214997</text:p>
          </table:table-cell>
          <table:table-cell table:formula="of:=AVERAGE([.B10];[.D10];[.F10])" office:value-type="float" office:value="0.877395705214997" calcext:value-type="float">
            <text:p>0.877395705214997</text:p>
          </table:table-cell>
          <table:table-cell table:number-columns-repeated="2"/>
        </table:table-row>
        <table:table-row table:style-name="ro1">
          <table:table-cell office:value-type="float" office:value="8.4859" calcext:value-type="float">
            <text:p>8.4859</text:p>
          </table:table-cell>
          <table:table-cell table:formula="of:=[.A11]/[.$J$3]" office:value-type="float" office:value="0.877068411315411" calcext:value-type="float">
            <text:p>0.877068411315411</text:p>
          </table:table-cell>
          <table:table-cell office:value-type="float" office:value="8.4559" calcext:value-type="float">
            <text:p>8.4559</text:p>
          </table:table-cell>
          <table:table-cell table:formula="of:=[.C11]/[.$J$3]" office:value-type="float" office:value="0.8739677322667" calcext:value-type="float">
            <text:p>0.8739677322667</text:p>
          </table:table-cell>
          <table:table-cell office:value-type="float" office:value="8.5287" calcext:value-type="float">
            <text:p>8.5287</text:p>
          </table:table-cell>
          <table:table-cell table:formula="of:=[.E11]/[.$J$3]" office:value-type="float" office:value="0.88149204675824" calcext:value-type="float">
            <text:p>0.88149204675824</text:p>
          </table:table-cell>
          <table:table-cell table:formula="of:=AVERAGE([.B11];[.D11];[.F11])" office:value-type="float" office:value="0.877509396780117" calcext:value-type="float">
            <text:p>0.877509396780117</text:p>
          </table:table-cell>
          <table:table-cell table:formula="of:=AVERAGE([.B11];[.D11];[.F11])" office:value-type="float" office:value="0.877509396780117" calcext:value-type="float">
            <text:p>0.877509396780117</text:p>
          </table:table-cell>
          <table:table-cell table:number-columns-repeated="2"/>
        </table:table-row>
        <table:table-row table:style-name="ro1">
          <table:table-cell office:value-type="float" office:value="8.487" calcext:value-type="float">
            <text:p>8.487</text:p>
          </table:table-cell>
          <table:table-cell table:formula="of:=[.A12]/[.$J$3]" office:value-type="float" office:value="0.877182102880531" calcext:value-type="float">
            <text:p>0.877182102880531</text:p>
          </table:table-cell>
          <table:table-cell office:value-type="float" office:value="8.4567" calcext:value-type="float">
            <text:p>8.4567</text:p>
          </table:table-cell>
          <table:table-cell table:formula="of:=[.C12]/[.$J$3]" office:value-type="float" office:value="0.874050417041332" calcext:value-type="float">
            <text:p>0.874050417041332</text:p>
          </table:table-cell>
          <table:table-cell office:value-type="float" office:value="8.53" calcext:value-type="float">
            <text:p>8.53</text:p>
          </table:table-cell>
          <table:table-cell table:formula="of:=[.E12]/[.$J$3]" office:value-type="float" office:value="0.881626409517017" calcext:value-type="float">
            <text:p>0.881626409517017</text:p>
          </table:table-cell>
          <table:table-cell table:formula="of:=AVERAGE([.B12];[.D12];[.F12])" office:value-type="float" office:value="0.877619643146293" calcext:value-type="float">
            <text:p>0.877619643146293</text:p>
          </table:table-cell>
          <table:table-cell table:formula="of:=AVERAGE([.B12];[.D12];[.F12])" office:value-type="float" office:value="0.877619643146293" calcext:value-type="float">
            <text:p>0.877619643146293</text:p>
          </table:table-cell>
          <table:table-cell table:number-columns-repeated="2"/>
        </table:table-row>
        <table:table-row table:style-name="ro1">
          <table:table-cell office:value-type="float" office:value="8.4883" calcext:value-type="float">
            <text:p>8.4883</text:p>
          </table:table-cell>
          <table:table-cell table:formula="of:=[.A13]/[.$J$3]" office:value-type="float" office:value="0.877316465639308" calcext:value-type="float">
            <text:p>0.877316465639308</text:p>
          </table:table-cell>
          <table:table-cell office:value-type="float" office:value="8.4577" calcext:value-type="float">
            <text:p>8.4577</text:p>
          </table:table-cell>
          <table:table-cell table:formula="of:=[.C13]/[.$J$3]" office:value-type="float" office:value="0.874153773009622" calcext:value-type="float">
            <text:p>0.874153773009622</text:p>
          </table:table-cell>
          <table:table-cell office:value-type="float" office:value="8.5316" calcext:value-type="float">
            <text:p>8.5316</text:p>
          </table:table-cell>
          <table:table-cell table:formula="of:=[.E13]/[.$J$3]" office:value-type="float" office:value="0.881791779066282" calcext:value-type="float">
            <text:p>0.881791779066282</text:p>
          </table:table-cell>
          <table:table-cell table:formula="of:=AVERAGE([.B13];[.D13];[.F13])" office:value-type="float" office:value="0.877754005905071" calcext:value-type="float">
            <text:p>0.877754005905071</text:p>
          </table:table-cell>
          <table:table-cell table:formula="of:=AVERAGE([.B13];[.D13];[.F13])" office:value-type="float" office:value="0.877754005905071" calcext:value-type="float">
            <text:p>0.877754005905071</text:p>
          </table:table-cell>
          <table:table-cell table:number-columns-repeated="2"/>
        </table:table-row>
        <table:table-row table:style-name="ro1">
          <table:table-cell office:value-type="float" office:value="8.4911" calcext:value-type="float">
            <text:p>8.4911</text:p>
          </table:table-cell>
          <table:table-cell table:formula="of:=[.A14]/[.$J$3]" office:value-type="float" office:value="0.877605862350521" calcext:value-type="float">
            <text:p>0.877605862350521</text:p>
          </table:table-cell>
          <table:table-cell office:value-type="float" office:value="8.4602" calcext:value-type="float">
            <text:p>8.4602</text:p>
          </table:table-cell>
          <table:table-cell table:formula="of:=[.C14]/[.$J$3]" office:value-type="float" office:value="0.874412162930348" calcext:value-type="float">
            <text:p>0.874412162930348</text:p>
          </table:table-cell>
          <table:table-cell office:value-type="float" office:value="8.5349" calcext:value-type="float">
            <text:p>8.5349</text:p>
          </table:table-cell>
          <table:table-cell table:formula="of:=[.E14]/[.$J$3]" office:value-type="float" office:value="0.88213285376164" calcext:value-type="float">
            <text:p>0.88213285376164</text:p>
          </table:table-cell>
          <table:table-cell table:formula="of:=AVERAGE([.B14];[.D14];[.F14])" office:value-type="float" office:value="0.87805029301417" calcext:value-type="float">
            <text:p>0.87805029301417</text:p>
          </table:table-cell>
          <table:table-cell table:formula="of:=AVERAGE([.B14];[.D14];[.F14])" office:value-type="float" office:value="0.87805029301417" calcext:value-type="float">
            <text:p>0.87805029301417</text:p>
          </table:table-cell>
          <table:table-cell table:number-columns-repeated="2"/>
        </table:table-row>
        <table:table-row table:style-name="ro1">
          <table:table-cell office:value-type="float" office:value="8.4939" calcext:value-type="float">
            <text:p>8.4939</text:p>
          </table:table-cell>
          <table:table-cell table:formula="of:=[.A15]/[.$J$3]" office:value-type="float" office:value="0.877895259061734" calcext:value-type="float">
            <text:p>0.877895259061734</text:p>
          </table:table-cell>
          <table:table-cell office:value-type="float" office:value="8.4627" calcext:value-type="float">
            <text:p>8.4627</text:p>
          </table:table-cell>
          <table:table-cell table:formula="of:=[.C15]/[.$J$3]" office:value-type="float" office:value="0.874670552851074" calcext:value-type="float">
            <text:p>0.874670552851074</text:p>
          </table:table-cell>
          <table:table-cell office:value-type="float" office:value="8.538" calcext:value-type="float">
            <text:p>8.538</text:p>
          </table:table-cell>
          <table:table-cell table:formula="of:=[.E15]/[.$J$3]" office:value-type="float" office:value="0.882453257263341" calcext:value-type="float">
            <text:p>0.882453257263341</text:p>
          </table:table-cell>
          <table:table-cell table:formula="of:=AVERAGE([.B15];[.D15];[.F15])" office:value-type="float" office:value="0.878339689725383" calcext:value-type="float">
            <text:p>0.878339689725383</text:p>
          </table:table-cell>
          <table:table-cell table:formula="of:=AVERAGE([.B15];[.D15];[.F15])" office:value-type="float" office:value="0.878339689725383" calcext:value-type="float">
            <text:p>0.878339689725383</text:p>
          </table:table-cell>
          <table:table-cell table:number-columns-repeated="2"/>
        </table:table-row>
        <table:table-row table:style-name="ro1">
          <table:table-cell office:value-type="float" office:value="8.4967" calcext:value-type="float">
            <text:p>8.4967</text:p>
          </table:table-cell>
          <table:table-cell table:formula="of:=[.A16]/[.$J$3]" office:value-type="float" office:value="0.878184655772948" calcext:value-type="float">
            <text:p>0.878184655772948</text:p>
          </table:table-cell>
          <table:table-cell office:value-type="float" office:value="8.4652" calcext:value-type="float">
            <text:p>8.4652</text:p>
          </table:table-cell>
          <table:table-cell table:formula="of:=[.C16]/[.$J$3]" office:value-type="float" office:value="0.8749289427718" calcext:value-type="float">
            <text:p>0.8749289427718</text:p>
          </table:table-cell>
          <table:table-cell office:value-type="float" office:value="8.5412" calcext:value-type="float">
            <text:p>8.5412</text:p>
          </table:table-cell>
          <table:table-cell table:formula="of:=[.E16]/[.$J$3]" office:value-type="float" office:value="0.88278399636187" calcext:value-type="float">
            <text:p>0.88278399636187</text:p>
          </table:table-cell>
          <table:table-cell table:formula="of:=AVERAGE([.B16];[.D16];[.F16])" office:value-type="float" office:value="0.878632531635539" calcext:value-type="float">
            <text:p>0.878632531635539</text:p>
          </table:table-cell>
          <table:table-cell table:formula="of:=AVERAGE([.B16];[.D16];[.F16])" office:value-type="float" office:value="0.878632531635539" calcext:value-type="float">
            <text:p>0.878632531635539</text:p>
          </table:table-cell>
          <table:table-cell table:number-columns-repeated="2"/>
        </table:table-row>
        <table:table-row table:style-name="ro1">
          <table:table-cell office:value-type="float" office:value="8.4995" calcext:value-type="float">
            <text:p>8.4995</text:p>
          </table:table-cell>
          <table:table-cell table:formula="of:=[.A17]/[.$J$3]" office:value-type="float" office:value="0.878474052484161" calcext:value-type="float">
            <text:p>0.878474052484161</text:p>
          </table:table-cell>
          <table:table-cell office:value-type="float" office:value="8.4677" calcext:value-type="float">
            <text:p>8.4677</text:p>
          </table:table-cell>
          <table:table-cell table:formula="of:=[.C17]/[.$J$3]" office:value-type="float" office:value="0.875187332692526" calcext:value-type="float">
            <text:p>0.875187332692526</text:p>
          </table:table-cell>
          <table:table-cell office:value-type="float" office:value="8.5443" calcext:value-type="float">
            <text:p>8.5443</text:p>
          </table:table-cell>
          <table:table-cell table:formula="of:=[.E17]/[.$J$3]" office:value-type="float" office:value="0.88310439986357" calcext:value-type="float">
            <text:p>0.88310439986357</text:p>
          </table:table-cell>
          <table:table-cell table:formula="of:=AVERAGE([.B17];[.D17];[.F17])" office:value-type="float" office:value="0.878921928346752" calcext:value-type="float">
            <text:p>0.878921928346752</text:p>
          </table:table-cell>
          <table:table-cell table:formula="of:=AVERAGE([.B17];[.D17];[.F17])" office:value-type="float" office:value="0.878921928346752" calcext:value-type="float">
            <text:p>0.878921928346752</text:p>
          </table:table-cell>
          <table:table-cell table:number-columns-repeated="2"/>
        </table:table-row>
        <table:table-row table:style-name="ro1">
          <table:table-cell office:value-type="float" office:value="8.5023" calcext:value-type="float">
            <text:p>8.5023</text:p>
          </table:table-cell>
          <table:table-cell table:formula="of:=[.A18]/[.$J$3]" office:value-type="float" office:value="0.878763449195374" calcext:value-type="float">
            <text:p>0.878763449195374</text:p>
          </table:table-cell>
          <table:table-cell office:value-type="float" office:value="8.4701" calcext:value-type="float">
            <text:p>8.4701</text:p>
          </table:table-cell>
          <table:table-cell table:formula="of:=[.C18]/[.$J$3]" office:value-type="float" office:value="0.875435387016423" calcext:value-type="float">
            <text:p>0.875435387016423</text:p>
          </table:table-cell>
          <table:table-cell office:value-type="float" office:value="8.5475" calcext:value-type="float">
            <text:p>8.5475</text:p>
          </table:table-cell>
          <table:table-cell table:formula="of:=[.E18]/[.$J$3]" office:value-type="float" office:value="0.883435138962099" calcext:value-type="float">
            <text:p>0.883435138962099</text:p>
          </table:table-cell>
          <table:table-cell table:formula="of:=AVERAGE([.B18];[.D18];[.F18])" office:value-type="float" office:value="0.879211325057966" calcext:value-type="float">
            <text:p>0.879211325057966</text:p>
          </table:table-cell>
          <table:table-cell table:formula="of:=AVERAGE([.B18];[.D18];[.F18])" office:value-type="float" office:value="0.879211325057966" calcext:value-type="float">
            <text:p>0.879211325057966</text:p>
          </table:table-cell>
          <table:table-cell table:number-columns-repeated="2"/>
        </table:table-row>
        <table:table-row table:style-name="ro1">
          <table:table-cell office:value-type="float" office:value="8.5052" calcext:value-type="float">
            <text:p>8.5052</text:p>
          </table:table-cell>
          <table:table-cell table:formula="of:=[.A19]/[.$J$3]" office:value-type="float" office:value="0.879063181503416" calcext:value-type="float">
            <text:p>0.879063181503416</text:p>
          </table:table-cell>
          <table:table-cell office:value-type="float" office:value="8.4725" calcext:value-type="float">
            <text:p>8.4725</text:p>
          </table:table-cell>
          <table:table-cell table:formula="of:=[.C19]/[.$J$3]" office:value-type="float" office:value="0.87568344134032" calcext:value-type="float">
            <text:p>0.87568344134032</text:p>
          </table:table-cell>
          <table:table-cell office:value-type="float" office:value="8.5506" calcext:value-type="float">
            <text:p>8.5506</text:p>
          </table:table-cell>
          <table:table-cell table:formula="of:=[.E19]/[.$J$3]" office:value-type="float" office:value="0.883755542463799" calcext:value-type="float">
            <text:p>0.883755542463799</text:p>
          </table:table-cell>
          <table:table-cell table:formula="of:=AVERAGE([.B19];[.D19];[.F19])" office:value-type="float" office:value="0.879500721769178" calcext:value-type="float">
            <text:p>0.879500721769178</text:p>
          </table:table-cell>
          <table:table-cell table:formula="of:=AVERAGE([.B19];[.D19];[.F19])" office:value-type="float" office:value="0.879500721769178" calcext:value-type="float">
            <text:p>0.879500721769178</text:p>
          </table:table-cell>
          <table:table-cell table:number-columns-repeated="2"/>
        </table:table-row>
        <table:table-row table:style-name="ro1">
          <table:table-cell office:value-type="float" office:value="8.5078" calcext:value-type="float">
            <text:p>8.5078</text:p>
          </table:table-cell>
          <table:table-cell table:formula="of:=[.A20]/[.$J$3]" office:value-type="float" office:value="0.879331907020971" calcext:value-type="float">
            <text:p>0.879331907020971</text:p>
          </table:table-cell>
          <table:table-cell office:value-type="float" office:value="8.4747" calcext:value-type="float">
            <text:p>8.4747</text:p>
          </table:table-cell>
          <table:table-cell table:formula="of:=[.C20]/[.$J$3]" office:value-type="float" office:value="0.875910824470559" calcext:value-type="float">
            <text:p>0.875910824470559</text:p>
          </table:table-cell>
          <table:table-cell office:value-type="float" office:value="8.5538" calcext:value-type="float">
            <text:p>8.5538</text:p>
          </table:table-cell>
          <table:table-cell table:formula="of:=[.E20]/[.$J$3]" office:value-type="float" office:value="0.884086281562329" calcext:value-type="float">
            <text:p>0.884086281562329</text:p>
          </table:table-cell>
          <table:table-cell table:formula="of:=AVERAGE([.B20];[.D20];[.F20])" office:value-type="float" office:value="0.87977633768462" calcext:value-type="float">
            <text:p>0.87977633768462</text:p>
          </table:table-cell>
          <table:table-cell table:formula="of:=AVERAGE([.B20];[.D20];[.F20])" office:value-type="float" office:value="0.87977633768462" calcext:value-type="float">
            <text:p>0.87977633768462</text:p>
          </table:table-cell>
          <table:table-cell table:number-columns-repeated="2"/>
        </table:table-row>
        <table:table-row table:style-name="ro1">
          <table:table-cell office:value-type="float" office:value="8.5123" calcext:value-type="float">
            <text:p>8.5123</text:p>
          </table:table-cell>
          <table:table-cell table:formula="of:=[.A21]/[.$J$3]" office:value-type="float" office:value="0.879797008878278" calcext:value-type="float">
            <text:p>0.879797008878278</text:p>
          </table:table-cell>
          <table:table-cell office:value-type="float" office:value="8.4787" calcext:value-type="float">
            <text:p>8.4787</text:p>
          </table:table-cell>
          <table:table-cell table:formula="of:=[.C21]/[.$J$3]" office:value-type="float" office:value="0.876324248343721" calcext:value-type="float">
            <text:p>0.876324248343721</text:p>
          </table:table-cell>
          <table:table-cell office:value-type="float" office:value="8.5589" calcext:value-type="float">
            <text:p>8.5589</text:p>
          </table:table-cell>
          <table:table-cell table:formula="of:=[.E21]/[.$J$3]" office:value-type="float" office:value="0.88461339700061" calcext:value-type="float">
            <text:p>0.88461339700061</text:p>
          </table:table-cell>
          <table:table-cell table:formula="of:=AVERAGE([.B21];[.D21];[.F21])" office:value-type="float" office:value="0.880244884740869" calcext:value-type="float">
            <text:p>0.880244884740869</text:p>
          </table:table-cell>
          <table:table-cell table:formula="of:=AVERAGE([.B21];[.D21];[.F21])" office:value-type="float" office:value="0.880244884740869" calcext:value-type="float">
            <text:p>0.880244884740869</text:p>
          </table:table-cell>
          <table:table-cell table:number-columns-repeated="2"/>
        </table:table-row>
        <table:table-row table:style-name="ro1">
          <table:table-cell office:value-type="float" office:value="8.5171" calcext:value-type="float">
            <text:p>8.5171</text:p>
          </table:table-cell>
          <table:table-cell table:formula="of:=[.A22]/[.$J$3]" office:value-type="float" office:value="0.880293117526071" calcext:value-type="float">
            <text:p>0.880293117526071</text:p>
          </table:table-cell>
          <table:table-cell office:value-type="float" office:value="8.4831" calcext:value-type="float">
            <text:p>8.4831</text:p>
          </table:table-cell>
          <table:table-cell table:formula="of:=[.C22]/[.$J$3]" office:value-type="float" office:value="0.876779014604198" calcext:value-type="float">
            <text:p>0.876779014604198</text:p>
          </table:table-cell>
          <table:table-cell office:value-type="float" office:value="8.5642" calcext:value-type="float">
            <text:p>8.5642</text:p>
          </table:table-cell>
          <table:table-cell table:formula="of:=[.E22]/[.$J$3]" office:value-type="float" office:value="0.885161183632549" calcext:value-type="float">
            <text:p>0.885161183632549</text:p>
          </table:table-cell>
          <table:table-cell table:formula="of:=AVERAGE([.B22];[.D22];[.F22])" office:value-type="float" office:value="0.880744438587606" calcext:value-type="float">
            <text:p>0.880744438587606</text:p>
          </table:table-cell>
          <table:table-cell table:formula="of:=AVERAGE([.B22];[.D22];[.F22])" office:value-type="float" office:value="0.880744438587606" calcext:value-type="float">
            <text:p>0.880744438587606</text:p>
          </table:table-cell>
          <table:table-cell table:number-columns-repeated="2"/>
        </table:table-row>
        <table:table-row table:style-name="ro1">
          <table:table-cell office:value-type="float" office:value="8.522" calcext:value-type="float">
            <text:p>8.522</text:p>
          </table:table-cell>
          <table:table-cell table:formula="of:=[.A23]/[.$J$3]" office:value-type="float" office:value="0.880799561770695" calcext:value-type="float">
            <text:p>0.880799561770695</text:p>
          </table:table-cell>
          <table:table-cell office:value-type="float" office:value="8.4875" calcext:value-type="float">
            <text:p>8.4875</text:p>
          </table:table-cell>
          <table:table-cell table:formula="of:=[.C23]/[.$J$3]" office:value-type="float" office:value="0.877233780864676" calcext:value-type="float">
            <text:p>0.877233780864676</text:p>
          </table:table-cell>
          <table:table-cell office:value-type="float" office:value="8.5695" calcext:value-type="float">
            <text:p>8.5695</text:p>
          </table:table-cell>
          <table:table-cell table:formula="of:=[.E23]/[.$J$3]" office:value-type="float" office:value="0.885708970264488" calcext:value-type="float">
            <text:p>0.885708970264488</text:p>
          </table:table-cell>
          <table:table-cell table:formula="of:=AVERAGE([.B23];[.D23];[.F23])" office:value-type="float" office:value="0.881247437633286" calcext:value-type="float">
            <text:p>0.881247437633286</text:p>
          </table:table-cell>
          <table:table-cell table:formula="of:=AVERAGE([.B23];[.D23];[.F23])" office:value-type="float" office:value="0.881247437633286" calcext:value-type="float">
            <text:p>0.881247437633286</text:p>
          </table:table-cell>
          <table:table-cell table:number-columns-repeated="2"/>
        </table:table-row>
        <table:table-row table:style-name="ro1">
          <table:table-cell office:value-type="float" office:value="8.5268" calcext:value-type="float">
            <text:p>8.5268</text:p>
          </table:table-cell>
          <table:table-cell table:formula="of:=[.A24]/[.$J$3]" office:value-type="float" office:value="0.881295670418488" calcext:value-type="float">
            <text:p>0.881295670418488</text:p>
          </table:table-cell>
          <table:table-cell office:value-type="float" office:value="8.4919" calcext:value-type="float">
            <text:p>8.4919</text:p>
          </table:table-cell>
          <table:table-cell table:formula="of:=[.C24]/[.$J$3]" office:value-type="float" office:value="0.877688547125154" calcext:value-type="float">
            <text:p>0.877688547125154</text:p>
          </table:table-cell>
          <table:table-cell office:value-type="float" office:value="8.5748" calcext:value-type="float">
            <text:p>8.5748</text:p>
          </table:table-cell>
          <table:table-cell table:formula="of:=[.E24]/[.$J$3]" office:value-type="float" office:value="0.886256756896427" calcext:value-type="float">
            <text:p>0.886256756896427</text:p>
          </table:table-cell>
          <table:table-cell table:formula="of:=AVERAGE([.B24];[.D24];[.F24])" office:value-type="float" office:value="0.881746991480023" calcext:value-type="float">
            <text:p>0.881746991480023</text:p>
          </table:table-cell>
          <table:table-cell table:formula="of:=AVERAGE([.B24];[.D24];[.F24])" office:value-type="float" office:value="0.881746991480023" calcext:value-type="float">
            <text:p>0.881746991480023</text:p>
          </table:table-cell>
          <table:table-cell table:number-columns-repeated="2"/>
        </table:table-row>
        <table:table-row table:style-name="ro1">
          <table:table-cell office:value-type="float" office:value="8.5317" calcext:value-type="float">
            <text:p>8.5317</text:p>
          </table:table-cell>
          <table:table-cell table:formula="of:=[.A25]/[.$J$3]" office:value-type="float" office:value="0.881802114663111" calcext:value-type="float">
            <text:p>0.881802114663111</text:p>
          </table:table-cell>
          <table:table-cell office:value-type="float" office:value="8.4963" calcext:value-type="float">
            <text:p>8.4963</text:p>
          </table:table-cell>
          <table:table-cell table:formula="of:=[.C25]/[.$J$3]" office:value-type="float" office:value="0.878143313385631" calcext:value-type="float">
            <text:p>0.878143313385631</text:p>
          </table:table-cell>
          <table:table-cell office:value-type="float" office:value="8.5801" calcext:value-type="float">
            <text:p>8.5801</text:p>
          </table:table-cell>
          <table:table-cell table:formula="of:=[.E25]/[.$J$3]" office:value-type="float" office:value="0.886804543528366" calcext:value-type="float">
            <text:p>0.886804543528366</text:p>
          </table:table-cell>
          <table:table-cell table:formula="of:=AVERAGE([.B25];[.D25];[.F25])" office:value-type="float" office:value="0.882249990525703" calcext:value-type="float">
            <text:p>0.882249990525703</text:p>
          </table:table-cell>
          <table:table-cell table:formula="of:=AVERAGE([.B25];[.D25];[.F25])" office:value-type="float" office:value="0.882249990525703" calcext:value-type="float">
            <text:p>0.882249990525703</text:p>
          </table:table-cell>
          <table:table-cell table:number-columns-repeated="2"/>
        </table:table-row>
        <table:table-row table:style-name="ro1">
          <table:table-cell office:value-type="float" office:value="8.5365" calcext:value-type="float">
            <text:p>8.5365</text:p>
          </table:table-cell>
          <table:table-cell table:formula="of:=[.A26]/[.$J$3]" office:value-type="float" office:value="0.882298223310905" calcext:value-type="float">
            <text:p>0.882298223310905</text:p>
          </table:table-cell>
          <table:table-cell office:value-type="float" office:value="8.5006" calcext:value-type="float">
            <text:p>8.5006</text:p>
          </table:table-cell>
          <table:table-cell table:formula="of:=[.C26]/[.$J$3]" office:value-type="float" office:value="0.87858774404928" calcext:value-type="float">
            <text:p>0.87858774404928</text:p>
          </table:table-cell>
          <table:table-cell office:value-type="float" office:value="8.5854" calcext:value-type="float">
            <text:p>8.5854</text:p>
          </table:table-cell>
          <table:table-cell table:formula="of:=[.E26]/[.$J$3]" office:value-type="float" office:value="0.887352330160305" calcext:value-type="float">
            <text:p>0.887352330160305</text:p>
          </table:table-cell>
          <table:table-cell table:formula="of:=AVERAGE([.B26];[.D26];[.F26])" office:value-type="float" office:value="0.882746099173497" calcext:value-type="float">
            <text:p>0.882746099173497</text:p>
          </table:table-cell>
          <table:table-cell table:formula="of:=AVERAGE([.B26];[.D26];[.F26])" office:value-type="float" office:value="0.882746099173497" calcext:value-type="float">
            <text:p>0.882746099173497</text:p>
          </table:table-cell>
          <table:table-cell table:number-columns-repeated="2"/>
        </table:table-row>
        <table:table-row table:style-name="ro1">
          <table:table-cell office:value-type="float" office:value="8.5414" calcext:value-type="float">
            <text:p>8.5414</text:p>
          </table:table-cell>
          <table:table-cell table:formula="of:=[.A27]/[.$J$3]" office:value-type="float" office:value="0.882804667555528" calcext:value-type="float">
            <text:p>0.882804667555528</text:p>
          </table:table-cell>
          <table:table-cell office:value-type="float" office:value="8.5046" calcext:value-type="float">
            <text:p>8.5046</text:p>
          </table:table-cell>
          <table:table-cell table:formula="of:=[.C27]/[.$J$3]" office:value-type="float" office:value="0.879001167922442" calcext:value-type="float">
            <text:p>0.879001167922442</text:p>
          </table:table-cell>
          <table:table-cell office:value-type="float" office:value="8.5907" calcext:value-type="float">
            <text:p>8.5907</text:p>
          </table:table-cell>
          <table:table-cell table:formula="of:=[.E27]/[.$J$3]" office:value-type="float" office:value="0.887900116792244" calcext:value-type="float">
            <text:p>0.887900116792244</text:p>
          </table:table-cell>
          <table:table-cell table:formula="of:=AVERAGE([.B27];[.D27];[.F27])" office:value-type="float" office:value="0.883235317423405" calcext:value-type="float">
            <text:p>0.883235317423405</text:p>
          </table:table-cell>
          <table:table-cell table:formula="of:=AVERAGE([.B27];[.D27];[.F27])" office:value-type="float" office:value="0.883235317423405" calcext:value-type="float">
            <text:p>0.883235317423405</text:p>
          </table:table-cell>
          <table:table-cell table:number-columns-repeated="2"/>
        </table:table-row>
        <table:table-row table:style-name="ro1">
          <table:table-cell office:value-type="float" office:value="8.5472" calcext:value-type="float">
            <text:p>8.5472</text:p>
          </table:table-cell>
          <table:table-cell table:formula="of:=[.A28]/[.$J$3]" office:value-type="float" office:value="0.883404132171612" calcext:value-type="float">
            <text:p>0.883404132171612</text:p>
          </table:table-cell>
          <table:table-cell office:value-type="float" office:value="8.51" calcext:value-type="float">
            <text:p>8.51</text:p>
          </table:table-cell>
          <table:table-cell table:formula="of:=[.C28]/[.$J$3]" office:value-type="float" office:value="0.87955929015121" calcext:value-type="float">
            <text:p>0.87955929015121</text:p>
          </table:table-cell>
          <table:table-cell office:value-type="float" office:value="8.5974" calcext:value-type="float">
            <text:p>8.5974</text:p>
          </table:table-cell>
          <table:table-cell table:formula="of:=[.E28]/[.$J$3]" office:value-type="float" office:value="0.88859260177979" calcext:value-type="float">
            <text:p>0.88859260177979</text:p>
          </table:table-cell>
          <table:table-cell table:formula="of:=AVERAGE([.B28];[.D28];[.F28])" office:value-type="float" office:value="0.883852008034204" calcext:value-type="float">
            <text:p>0.883852008034204</text:p>
          </table:table-cell>
          <table:table-cell table:formula="of:=AVERAGE([.B28];[.D28];[.F28])" office:value-type="float" office:value="0.883852008034204" calcext:value-type="float">
            <text:p>0.883852008034204</text:p>
          </table:table-cell>
          <table:table-cell table:number-columns-repeated="2"/>
        </table:table-row>
        <table:table-row table:style-name="ro1">
          <table:table-cell office:value-type="float" office:value="8.5545" calcext:value-type="float">
            <text:p>8.5545</text:p>
          </table:table-cell>
          <table:table-cell table:formula="of:=[.A29]/[.$J$3]" office:value-type="float" office:value="0.884158630740132" calcext:value-type="float">
            <text:p>0.884158630740132</text:p>
          </table:table-cell>
          <table:table-cell office:value-type="float" office:value="8.5168" calcext:value-type="float">
            <text:p>8.5168</text:p>
          </table:table-cell>
          <table:table-cell table:formula="of:=[.C29]/[.$J$3]" office:value-type="float" office:value="0.880262110735584" calcext:value-type="float">
            <text:p>0.880262110735584</text:p>
          </table:table-cell>
          <table:table-cell office:value-type="float" office:value="8.6052" calcext:value-type="float">
            <text:p>8.6052</text:p>
          </table:table-cell>
          <table:table-cell table:formula="of:=[.E29]/[.$J$3]" office:value-type="float" office:value="0.889398778332455" calcext:value-type="float">
            <text:p>0.889398778332455</text:p>
          </table:table-cell>
          <table:table-cell table:formula="of:=AVERAGE([.B29];[.D29];[.F29])" office:value-type="float" office:value="0.884606506602724" calcext:value-type="float">
            <text:p>0.884606506602724</text:p>
          </table:table-cell>
          <table:table-cell table:formula="of:=AVERAGE([.B29];[.D29];[.F29])" office:value-type="float" office:value="0.884606506602724" calcext:value-type="float">
            <text:p>0.884606506602724</text:p>
          </table:table-cell>
          <table:table-cell table:number-columns-repeated="2"/>
        </table:table-row>
        <table:table-row table:style-name="ro1">
          <table:table-cell office:value-type="float" office:value="8.5618" calcext:value-type="float">
            <text:p>8.5618</text:p>
          </table:table-cell>
          <table:table-cell table:formula="of:=[.A30]/[.$J$3]" office:value-type="float" office:value="0.884913129308652" calcext:value-type="float">
            <text:p>0.884913129308652</text:p>
          </table:table-cell>
          <table:table-cell office:value-type="float" office:value="8.5236" calcext:value-type="float">
            <text:p>8.5236</text:p>
          </table:table-cell>
          <table:table-cell table:formula="of:=[.C30]/[.$J$3]" office:value-type="float" office:value="0.880964931319959" calcext:value-type="float">
            <text:p>0.880964931319959</text:p>
          </table:table-cell>
          <table:table-cell office:value-type="float" office:value="8.613" calcext:value-type="float">
            <text:p>8.613</text:p>
          </table:table-cell>
          <table:table-cell table:formula="of:=[.E30]/[.$J$3]" office:value-type="float" office:value="0.89020495488512" calcext:value-type="float">
            <text:p>0.89020495488512</text:p>
          </table:table-cell>
          <table:table-cell table:formula="of:=AVERAGE([.B30];[.D30];[.F30])" office:value-type="float" office:value="0.885361005171244" calcext:value-type="float">
            <text:p>0.885361005171244</text:p>
          </table:table-cell>
          <table:table-cell table:formula="of:=AVERAGE([.B30];[.D30];[.F30])" office:value-type="float" office:value="0.885361005171244" calcext:value-type="float">
            <text:p>0.885361005171244</text:p>
          </table:table-cell>
          <table:table-cell table:number-columns-repeated="2"/>
        </table:table-row>
        <table:table-row table:style-name="ro1">
          <table:table-cell office:value-type="float" office:value="8.569" calcext:value-type="float">
            <text:p>8.569</text:p>
          </table:table-cell>
          <table:table-cell table:formula="of:=[.A31]/[.$J$3]" office:value-type="float" office:value="0.885657292280343" calcext:value-type="float">
            <text:p>0.885657292280343</text:p>
          </table:table-cell>
          <table:table-cell office:value-type="float" office:value="8.5304" calcext:value-type="float">
            <text:p>8.5304</text:p>
          </table:table-cell>
          <table:table-cell table:formula="of:=[.C31]/[.$J$3]" office:value-type="float" office:value="0.881667751904334" calcext:value-type="float">
            <text:p>0.881667751904334</text:p>
          </table:table-cell>
          <table:table-cell office:value-type="float" office:value="8.6208" calcext:value-type="float">
            <text:p>8.6208</text:p>
          </table:table-cell>
          <table:table-cell table:formula="of:=[.E31]/[.$J$3]" office:value-type="float" office:value="0.891011131437785" calcext:value-type="float">
            <text:p>0.891011131437785</text:p>
          </table:table-cell>
          <table:table-cell table:formula="of:=AVERAGE([.B31];[.D31];[.F31])" office:value-type="float" office:value="0.88611205854082" calcext:value-type="float">
            <text:p>0.88611205854082</text:p>
          </table:table-cell>
          <table:table-cell table:formula="of:=AVERAGE([.B31];[.D31];[.F31])" office:value-type="float" office:value="0.88611205854082" calcext:value-type="float">
            <text:p>0.88611205854082</text:p>
          </table:table-cell>
          <table:table-cell table:number-columns-repeated="2"/>
        </table:table-row>
        <table:table-row table:style-name="ro1">
          <table:table-cell office:value-type="float" office:value="8.5763" calcext:value-type="float">
            <text:p>8.5763</text:p>
          </table:table-cell>
          <table:table-cell table:formula="of:=[.A32]/[.$J$3]" office:value-type="float" office:value="0.886411790848863" calcext:value-type="float">
            <text:p>0.886411790848863</text:p>
          </table:table-cell>
          <table:table-cell office:value-type="float" office:value="8.5372" calcext:value-type="float">
            <text:p>8.5372</text:p>
          </table:table-cell>
          <table:table-cell table:formula="of:=[.C32]/[.$J$3]" office:value-type="float" office:value="0.882370572488708" calcext:value-type="float">
            <text:p>0.882370572488708</text:p>
          </table:table-cell>
          <table:table-cell office:value-type="float" office:value="8.6286" calcext:value-type="float">
            <text:p>8.6286</text:p>
          </table:table-cell>
          <table:table-cell table:formula="of:=[.E32]/[.$J$3]" office:value-type="float" office:value="0.89181730799045" calcext:value-type="float">
            <text:p>0.89181730799045</text:p>
          </table:table-cell>
          <table:table-cell table:formula="of:=AVERAGE([.B32];[.D32];[.F32])" office:value-type="float" office:value="0.88686655710934" calcext:value-type="float">
            <text:p>0.88686655710934</text:p>
          </table:table-cell>
          <table:table-cell table:formula="of:=AVERAGE([.B32];[.D32];[.F32])" office:value-type="float" office:value="0.88686655710934" calcext:value-type="float">
            <text:p>0.88686655710934</text:p>
          </table:table-cell>
          <table:table-cell table:number-columns-repeated="2"/>
        </table:table-row>
        <table:table-row table:style-name="ro1">
          <table:table-cell office:value-type="float" office:value="8.5836" calcext:value-type="float">
            <text:p>8.5836</text:p>
          </table:table-cell>
          <table:table-cell table:formula="of:=[.A33]/[.$J$3]" office:value-type="float" office:value="0.887166289417383" calcext:value-type="float">
            <text:p>0.887166289417383</text:p>
          </table:table-cell>
          <table:table-cell office:value-type="float" office:value="8.544" calcext:value-type="float">
            <text:p>8.544</text:p>
          </table:table-cell>
          <table:table-cell table:formula="of:=[.C33]/[.$J$3]" office:value-type="float" office:value="0.883073393073083" calcext:value-type="float">
            <text:p>0.883073393073083</text:p>
          </table:table-cell>
          <table:table-cell office:value-type="float" office:value="8.6364" calcext:value-type="float">
            <text:p>8.6364</text:p>
          </table:table-cell>
          <table:table-cell table:formula="of:=[.E33]/[.$J$3]" office:value-type="float" office:value="0.892623484543115" calcext:value-type="float">
            <text:p>0.892623484543115</text:p>
          </table:table-cell>
          <table:table-cell table:formula="of:=AVERAGE([.B33];[.D33];[.F33])" office:value-type="float" office:value="0.88762105567786" calcext:value-type="float">
            <text:p>0.88762105567786</text:p>
          </table:table-cell>
          <table:table-cell table:formula="of:=AVERAGE([.B33];[.D33];[.F33])" office:value-type="float" office:value="0.88762105567786" calcext:value-type="float">
            <text:p>0.88762105567786</text:p>
          </table:table-cell>
          <table:table-cell table:number-columns-repeated="2"/>
        </table:table-row>
        <table:table-row table:style-name="ro1">
          <table:table-cell office:value-type="float" office:value="8.5909" calcext:value-type="float">
            <text:p>8.5909</text:p>
          </table:table-cell>
          <table:table-cell table:formula="of:=[.A34]/[.$J$3]" office:value-type="float" office:value="0.887920787985902" calcext:value-type="float">
            <text:p>0.887920787985902</text:p>
          </table:table-cell>
          <table:table-cell office:value-type="float" office:value="8.5504" calcext:value-type="float">
            <text:p>8.5504</text:p>
          </table:table-cell>
          <table:table-cell table:formula="of:=[.C34]/[.$J$3]" office:value-type="float" office:value="0.883734871270142" calcext:value-type="float">
            <text:p>0.883734871270142</text:p>
          </table:table-cell>
          <table:table-cell office:value-type="float" office:value="8.6441" calcext:value-type="float">
            <text:p>8.6441</text:p>
          </table:table-cell>
          <table:table-cell table:formula="of:=[.E34]/[.$J$3]" office:value-type="float" office:value="0.893419325498951" calcext:value-type="float">
            <text:p>0.893419325498951</text:p>
          </table:table-cell>
          <table:table-cell table:formula="of:=AVERAGE([.B34];[.D34];[.F34])" office:value-type="float" office:value="0.888358328251665" calcext:value-type="float">
            <text:p>0.888358328251665</text:p>
          </table:table-cell>
          <table:table-cell table:formula="of:=AVERAGE([.B34];[.D34];[.F34])" office:value-type="float" office:value="0.888358328251665" calcext:value-type="float">
            <text:p>0.888358328251665</text:p>
          </table:table-cell>
          <table:table-cell table:number-columns-repeated="2"/>
        </table:table-row>
        <table:table-row table:style-name="ro1">
          <table:table-cell office:value-type="float" office:value="8.5984" calcext:value-type="float">
            <text:p>8.5984</text:p>
          </table:table-cell>
          <table:table-cell table:formula="of:=[.A35]/[.$J$3]" office:value-type="float" office:value="0.88869595774808" calcext:value-type="float">
            <text:p>0.88869595774808</text:p>
          </table:table-cell>
          <table:table-cell office:value-type="float" office:value="8.5572" calcext:value-type="float">
            <text:p>8.5572</text:p>
          </table:table-cell>
          <table:table-cell table:formula="of:=[.C35]/[.$J$3]" office:value-type="float" office:value="0.884437691854516" calcext:value-type="float">
            <text:p>0.884437691854516</text:p>
          </table:table-cell>
          <table:table-cell office:value-type="float" office:value="8.6524" calcext:value-type="float">
            <text:p>8.6524</text:p>
          </table:table-cell>
          <table:table-cell table:formula="of:=[.E35]/[.$J$3]" office:value-type="float" office:value="0.894277180035761" calcext:value-type="float">
            <text:p>0.894277180035761</text:p>
          </table:table-cell>
          <table:table-cell table:formula="of:=AVERAGE([.B35];[.D35];[.F35])" office:value-type="float" office:value="0.889136943212786" calcext:value-type="float">
            <text:p>0.889136943212786</text:p>
          </table:table-cell>
          <table:table-cell table:formula="of:=AVERAGE([.B35];[.D35];[.F35])" office:value-type="float" office:value="0.889136943212786" calcext:value-type="float">
            <text:p>0.889136943212786</text:p>
          </table:table-cell>
          <table:table-cell table:number-columns-repeated="2"/>
        </table:table-row>
        <table:table-row table:style-name="ro1">
          <table:table-cell office:value-type="float" office:value="8.6085" calcext:value-type="float">
            <text:p>8.6085</text:p>
          </table:table-cell>
          <table:table-cell table:formula="of:=[.A36]/[.$J$3]" office:value-type="float" office:value="0.889739853027813" calcext:value-type="float">
            <text:p>0.889739853027813</text:p>
          </table:table-cell>
          <table:table-cell office:value-type="float" office:value="8.5669" calcext:value-type="float">
            <text:p>8.5669</text:p>
          </table:table-cell>
          <table:table-cell table:formula="of:=[.C36]/[.$J$3]" office:value-type="float" office:value="0.885440244746933" calcext:value-type="float">
            <text:p>0.885440244746933</text:p>
          </table:table-cell>
          <table:table-cell office:value-type="float" office:value="8.663" calcext:value-type="float">
            <text:p>8.663</text:p>
          </table:table-cell>
          <table:table-cell table:formula="of:=[.E36]/[.$J$3]" office:value-type="float" office:value="0.895372753299639" calcext:value-type="float">
            <text:p>0.895372753299639</text:p>
          </table:table-cell>
          <table:table-cell table:formula="of:=AVERAGE([.B36];[.D36];[.F36])" office:value-type="float" office:value="0.890184283691462" calcext:value-type="float">
            <text:p>0.890184283691462</text:p>
          </table:table-cell>
          <table:table-cell table:formula="of:=AVERAGE([.B36];[.D36];[.F36])" office:value-type="float" office:value="0.890184283691462" calcext:value-type="float">
            <text:p>0.890184283691462</text:p>
          </table:table-cell>
          <table:table-cell table:number-columns-repeated="2"/>
        </table:table-row>
        <table:table-row table:style-name="ro1">
          <table:table-cell office:value-type="float" office:value="8.6186" calcext:value-type="float">
            <text:p>8.6186</text:p>
          </table:table-cell>
          <table:table-cell table:formula="of:=[.A37]/[.$J$3]" office:value-type="float" office:value="0.890783748307546" calcext:value-type="float">
            <text:p>0.890783748307546</text:p>
          </table:table-cell>
          <table:table-cell office:value-type="float" office:value="8.5765" calcext:value-type="float">
            <text:p>8.5765</text:p>
          </table:table-cell>
          <table:table-cell table:formula="of:=[.C37]/[.$J$3]" office:value-type="float" office:value="0.88643246204252" calcext:value-type="float">
            <text:p>0.88643246204252</text:p>
          </table:table-cell>
          <table:table-cell office:value-type="float" office:value="8.6736" calcext:value-type="float">
            <text:p>8.6736</text:p>
          </table:table-cell>
          <table:table-cell table:formula="of:=[.E37]/[.$J$3]" office:value-type="float" office:value="0.896468326563518" calcext:value-type="float">
            <text:p>0.896468326563518</text:p>
          </table:table-cell>
          <table:table-cell table:formula="of:=AVERAGE([.B37];[.D37];[.F37])" office:value-type="float" office:value="0.891228178971195" calcext:value-type="float">
            <text:p>0.891228178971195</text:p>
          </table:table-cell>
          <table:table-cell table:formula="of:=AVERAGE([.B37];[.D37];[.F37])" office:value-type="float" office:value="0.891228178971195" calcext:value-type="float">
            <text:p>0.891228178971195</text:p>
          </table:table-cell>
          <table:table-cell table:number-columns-repeated="2"/>
        </table:table-row>
        <table:table-row table:style-name="ro1">
          <table:table-cell office:value-type="float" office:value="8.6287" calcext:value-type="float">
            <text:p>8.6287</text:p>
          </table:table-cell>
          <table:table-cell table:formula="of:=[.A38]/[.$J$3]" office:value-type="float" office:value="0.891827643587279" calcext:value-type="float">
            <text:p>0.891827643587279</text:p>
          </table:table-cell>
          <table:table-cell office:value-type="float" office:value="8.5862" calcext:value-type="float">
            <text:p>8.5862</text:p>
          </table:table-cell>
          <table:table-cell table:formula="of:=[.C38]/[.$J$3]" office:value-type="float" office:value="0.887435014934937" calcext:value-type="float">
            <text:p>0.887435014934937</text:p>
          </table:table-cell>
          <table:table-cell office:value-type="float" office:value="8.6841" calcext:value-type="float">
            <text:p>8.6841</text:p>
          </table:table-cell>
          <table:table-cell table:formula="of:=[.E38]/[.$J$3]" office:value-type="float" office:value="0.897553564230567" calcext:value-type="float">
            <text:p>0.897553564230567</text:p>
          </table:table-cell>
          <table:table-cell table:formula="of:=AVERAGE([.B38];[.D38];[.F38])" office:value-type="float" office:value="0.892272074250928" calcext:value-type="float">
            <text:p>0.892272074250928</text:p>
          </table:table-cell>
          <table:table-cell table:formula="of:=AVERAGE([.B38];[.D38];[.F38])" office:value-type="float" office:value="0.892272074250928" calcext:value-type="float">
            <text:p>0.892272074250928</text:p>
          </table:table-cell>
          <table:table-cell table:number-columns-repeated="2"/>
        </table:table-row>
        <table:table-row table:style-name="ro1">
          <table:table-cell office:value-type="float" office:value="8.6388" calcext:value-type="float">
            <text:p>8.6388</text:p>
          </table:table-cell>
          <table:table-cell table:formula="of:=[.A39]/[.$J$3]" office:value-type="float" office:value="0.892871538867012" calcext:value-type="float">
            <text:p>0.892871538867012</text:p>
          </table:table-cell>
          <table:table-cell office:value-type="float" office:value="8.5958" calcext:value-type="float">
            <text:p>8.5958</text:p>
          </table:table-cell>
          <table:table-cell table:formula="of:=[.C39]/[.$J$3]" office:value-type="float" office:value="0.888427232230525" calcext:value-type="float">
            <text:p>0.888427232230525</text:p>
          </table:table-cell>
          <table:table-cell office:value-type="float" office:value="8.6946" calcext:value-type="float">
            <text:p>8.6946</text:p>
          </table:table-cell>
          <table:table-cell table:formula="of:=[.E39]/[.$J$3]" office:value-type="float" office:value="0.898638801897615" calcext:value-type="float">
            <text:p>0.898638801897615</text:p>
          </table:table-cell>
          <table:table-cell table:formula="of:=AVERAGE([.B39];[.D39];[.F39])" office:value-type="float" office:value="0.893312524331718" calcext:value-type="float">
            <text:p>0.893312524331718</text:p>
          </table:table-cell>
          <table:table-cell table:formula="of:=AVERAGE([.B39];[.D39];[.F39])" office:value-type="float" office:value="0.893312524331718" calcext:value-type="float">
            <text:p>0.893312524331718</text:p>
          </table:table-cell>
          <table:table-cell table:number-columns-repeated="2"/>
        </table:table-row>
        <table:table-row table:style-name="ro1">
          <table:table-cell office:value-type="float" office:value="8.6489" calcext:value-type="float">
            <text:p>8.6489</text:p>
          </table:table-cell>
          <table:table-cell table:formula="of:=[.A40]/[.$J$3]" office:value-type="float" office:value="0.893915434146745" calcext:value-type="float">
            <text:p>0.893915434146745</text:p>
          </table:table-cell>
          <table:table-cell office:value-type="float" office:value="8.6054" calcext:value-type="float">
            <text:p>8.6054</text:p>
          </table:table-cell>
          <table:table-cell table:formula="of:=[.C40]/[.$J$3]" office:value-type="float" office:value="0.889419449526113" calcext:value-type="float">
            <text:p>0.889419449526113</text:p>
          </table:table-cell>
          <table:table-cell office:value-type="float" office:value="8.7051" calcext:value-type="float">
            <text:p>8.7051</text:p>
          </table:table-cell>
          <table:table-cell table:formula="of:=[.E40]/[.$J$3]" office:value-type="float" office:value="0.899724039564665" calcext:value-type="float">
            <text:p>0.899724039564665</text:p>
          </table:table-cell>
          <table:table-cell table:formula="of:=AVERAGE([.B40];[.D40];[.F40])" office:value-type="float" office:value="0.894352974412507" calcext:value-type="float">
            <text:p>0.894352974412507</text:p>
          </table:table-cell>
          <table:table-cell table:formula="of:=AVERAGE([.B40];[.D40];[.F40])" office:value-type="float" office:value="0.894352974412507" calcext:value-type="float">
            <text:p>0.894352974412507</text:p>
          </table:table-cell>
          <table:table-cell table:number-columns-repeated="2"/>
        </table:table-row>
        <table:table-row table:style-name="ro1">
          <table:table-cell office:value-type="float" office:value="8.659" calcext:value-type="float">
            <text:p>8.659</text:p>
          </table:table-cell>
          <table:table-cell table:formula="of:=[.A41]/[.$J$3]" office:value-type="float" office:value="0.894959329426478" calcext:value-type="float">
            <text:p>0.894959329426478</text:p>
          </table:table-cell>
          <table:table-cell office:value-type="float" office:value="8.6149" calcext:value-type="float">
            <text:p>8.6149</text:p>
          </table:table-cell>
          <table:table-cell table:formula="of:=[.C41]/[.$J$3]" office:value-type="float" office:value="0.890401331224872" calcext:value-type="float">
            <text:p>0.890401331224872</text:p>
          </table:table-cell>
          <table:table-cell office:value-type="float" office:value="8.7156" calcext:value-type="float">
            <text:p>8.7156</text:p>
          </table:table-cell>
          <table:table-cell table:formula="of:=[.E41]/[.$J$3]" office:value-type="float" office:value="0.900809277231714" calcext:value-type="float">
            <text:p>0.900809277231714</text:p>
          </table:table-cell>
          <table:table-cell table:formula="of:=AVERAGE([.B41];[.D41];[.F41])" office:value-type="float" office:value="0.895389979294354" calcext:value-type="float">
            <text:p>0.895389979294354</text:p>
          </table:table-cell>
          <table:table-cell table:formula="of:=AVERAGE([.B41];[.D41];[.F41])" office:value-type="float" office:value="0.895389979294354" calcext:value-type="float">
            <text:p>0.895389979294354</text:p>
          </table:table-cell>
          <table:table-cell table:number-columns-repeated="2"/>
        </table:table-row>
        <table:table-row table:style-name="ro1">
          <table:table-cell office:value-type="float" office:value="8.6689" calcext:value-type="float">
            <text:p>8.6689</text:p>
          </table:table-cell>
          <table:table-cell table:formula="of:=[.A42]/[.$J$3]" office:value-type="float" office:value="0.895982553512553" calcext:value-type="float">
            <text:p>0.895982553512553</text:p>
          </table:table-cell>
          <table:table-cell office:value-type="float" office:value="8.6241" calcext:value-type="float">
            <text:p>8.6241</text:p>
          </table:table-cell>
          <table:table-cell table:formula="of:=[.C42]/[.$J$3]" office:value-type="float" office:value="0.891352206133143" calcext:value-type="float">
            <text:p>0.891352206133143</text:p>
          </table:table-cell>
          <table:table-cell office:value-type="float" office:value="8.7262" calcext:value-type="float">
            <text:p>8.7262</text:p>
          </table:table-cell>
          <table:table-cell table:formula="of:=[.E42]/[.$J$3]" office:value-type="float" office:value="0.901904850495592" calcext:value-type="float">
            <text:p>0.901904850495592</text:p>
          </table:table-cell>
          <table:table-cell table:formula="of:=AVERAGE([.B42];[.D42];[.F42])" office:value-type="float" office:value="0.896413203380429" calcext:value-type="float">
            <text:p>0.896413203380429</text:p>
          </table:table-cell>
          <table:table-cell table:formula="of:=AVERAGE([.B42];[.D42];[.F42])" office:value-type="float" office:value="0.896413203380429" calcext:value-type="float">
            <text:p>0.896413203380429</text:p>
          </table:table-cell>
          <table:table-cell table:number-columns-repeated="2"/>
        </table:table-row>
        <table:table-row table:style-name="ro1">
          <table:table-cell office:value-type="float" office:value="8.6814" calcext:value-type="float">
            <text:p>8.6814</text:p>
          </table:table-cell>
          <table:table-cell table:formula="of:=[.A43]/[.$J$3]" office:value-type="float" office:value="0.897274503116182" calcext:value-type="float">
            <text:p>0.897274503116182</text:p>
          </table:table-cell>
          <table:table-cell office:value-type="float" office:value="8.6361" calcext:value-type="float">
            <text:p>8.6361</text:p>
          </table:table-cell>
          <table:table-cell table:formula="of:=[.C43]/[.$J$3]" office:value-type="float" office:value="0.892592477752628" calcext:value-type="float">
            <text:p>0.892592477752628</text:p>
          </table:table-cell>
          <table:table-cell office:value-type="float" office:value="8.739" calcext:value-type="float">
            <text:p>8.739</text:p>
          </table:table-cell>
          <table:table-cell table:formula="of:=[.E43]/[.$J$3]" office:value-type="float" office:value="0.903227806889709" calcext:value-type="float">
            <text:p>0.903227806889709</text:p>
          </table:table-cell>
          <table:table-cell table:formula="of:=AVERAGE([.B43];[.D43];[.F43])" office:value-type="float" office:value="0.897698262586173" calcext:value-type="float">
            <text:p>0.897698262586173</text:p>
          </table:table-cell>
          <table:table-cell table:formula="of:=AVERAGE([.B43];[.D43];[.F43])" office:value-type="float" office:value="0.897698262586173" calcext:value-type="float">
            <text:p>0.897698262586173</text:p>
          </table:table-cell>
          <table:table-cell table:number-columns-repeated="2"/>
        </table:table-row>
        <table:table-row table:style-name="ro1">
          <table:table-cell office:value-type="float" office:value="8.6944" calcext:value-type="float">
            <text:p>8.6944</text:p>
          </table:table-cell>
          <table:table-cell table:formula="of:=[.A44]/[.$J$3]" office:value-type="float" office:value="0.898618130703957" calcext:value-type="float">
            <text:p>0.898618130703957</text:p>
          </table:table-cell>
          <table:table-cell office:value-type="float" office:value="8.6489" calcext:value-type="float">
            <text:p>8.6489</text:p>
          </table:table-cell>
          <table:table-cell table:formula="of:=[.C44]/[.$J$3]" office:value-type="float" office:value="0.893915434146745" calcext:value-type="float">
            <text:p>0.893915434146745</text:p>
          </table:table-cell>
          <table:table-cell office:value-type="float" office:value="8.7523" calcext:value-type="float">
            <text:p>8.7523</text:p>
          </table:table-cell>
          <table:table-cell table:formula="of:=[.E44]/[.$J$3]" office:value-type="float" office:value="0.904602441267971" calcext:value-type="float">
            <text:p>0.904602441267971</text:p>
          </table:table-cell>
          <table:table-cell table:formula="of:=AVERAGE([.B44];[.D44];[.F44])" office:value-type="float" office:value="0.899045335372891" calcext:value-type="float">
            <text:p>0.899045335372891</text:p>
          </table:table-cell>
          <table:table-cell table:formula="of:=AVERAGE([.B44];[.D44];[.F44])" office:value-type="float" office:value="0.899045335372891" calcext:value-type="float">
            <text:p>0.899045335372891</text:p>
          </table:table-cell>
          <table:table-cell table:number-columns-repeated="2"/>
        </table:table-row>
        <table:table-row table:style-name="ro1">
          <table:table-cell office:value-type="float" office:value="8.7075" calcext:value-type="float">
            <text:p>8.7075</text:p>
          </table:table-cell>
          <table:table-cell table:formula="of:=[.A45]/[.$J$3]" office:value-type="float" office:value="0.899972093888561" calcext:value-type="float">
            <text:p>0.899972093888561</text:p>
          </table:table-cell>
          <table:table-cell office:value-type="float" office:value="8.6616" calcext:value-type="float">
            <text:p>8.6616</text:p>
          </table:table-cell>
          <table:table-cell table:formula="of:=[.C45]/[.$J$3]" office:value-type="float" office:value="0.895228054944033" calcext:value-type="float">
            <text:p>0.895228054944033</text:p>
          </table:table-cell>
          <table:table-cell office:value-type="float" office:value="8.7656" calcext:value-type="float">
            <text:p>8.7656</text:p>
          </table:table-cell>
          <table:table-cell table:formula="of:=[.E45]/[.$J$3]" office:value-type="float" office:value="0.905977075646233" calcext:value-type="float">
            <text:p>0.905977075646233</text:p>
          </table:table-cell>
          <table:table-cell table:formula="of:=AVERAGE([.B45];[.D45];[.F45])" office:value-type="float" office:value="0.900392408159609" calcext:value-type="float">
            <text:p>0.900392408159609</text:p>
          </table:table-cell>
          <table:table-cell table:formula="of:=AVERAGE([.B45];[.D45];[.F45])" office:value-type="float" office:value="0.900392408159609" calcext:value-type="float">
            <text:p>0.900392408159609</text:p>
          </table:table-cell>
          <table:table-cell table:number-columns-repeated="2"/>
        </table:table-row>
        <table:table-row table:style-name="ro1">
          <table:table-cell office:value-type="float" office:value="8.7205" calcext:value-type="float">
            <text:p>8.7205</text:p>
          </table:table-cell>
          <table:table-cell table:formula="of:=[.A46]/[.$J$3]" office:value-type="float" office:value="0.901315721476337" calcext:value-type="float">
            <text:p>0.901315721476337</text:p>
          </table:table-cell>
          <table:table-cell office:value-type="float" office:value="8.6743" calcext:value-type="float">
            <text:p>8.6743</text:p>
          </table:table-cell>
          <table:table-cell table:formula="of:=[.C46]/[.$J$3]" office:value-type="float" office:value="0.896540675741321" calcext:value-type="float">
            <text:p>0.896540675741321</text:p>
          </table:table-cell>
          <table:table-cell office:value-type="float" office:value="8.7789" calcext:value-type="float">
            <text:p>8.7789</text:p>
          </table:table-cell>
          <table:table-cell table:formula="of:=[.E46]/[.$J$3]" office:value-type="float" office:value="0.907351710024495" calcext:value-type="float">
            <text:p>0.907351710024495</text:p>
          </table:table-cell>
          <table:table-cell table:formula="of:=AVERAGE([.B46];[.D46];[.F46])" office:value-type="float" office:value="0.901736035747384" calcext:value-type="float">
            <text:p>0.901736035747384</text:p>
          </table:table-cell>
          <table:table-cell table:formula="of:=AVERAGE([.B46];[.D46];[.F46])" office:value-type="float" office:value="0.901736035747384" calcext:value-type="float">
            <text:p>0.901736035747384</text:p>
          </table:table-cell>
          <table:table-cell table:number-columns-repeated="2"/>
        </table:table-row>
        <table:table-row table:style-name="ro1">
          <table:table-cell office:value-type="float" office:value="8.7336" calcext:value-type="float">
            <text:p>8.7336</text:p>
          </table:table-cell>
          <table:table-cell table:formula="of:=[.A47]/[.$J$3]" office:value-type="float" office:value="0.902669684660941" calcext:value-type="float">
            <text:p>0.902669684660941</text:p>
          </table:table-cell>
          <table:table-cell office:value-type="float" office:value="8.6871" calcext:value-type="float">
            <text:p>8.6871</text:p>
          </table:table-cell>
          <table:table-cell table:formula="of:=[.C47]/[.$J$3]" office:value-type="float" office:value="0.897863632135438" calcext:value-type="float">
            <text:p>0.897863632135438</text:p>
          </table:table-cell>
          <table:table-cell office:value-type="float" office:value="8.7922" calcext:value-type="float">
            <text:p>8.7922</text:p>
          </table:table-cell>
          <table:table-cell table:formula="of:=[.E47]/[.$J$3]" office:value-type="float" office:value="0.908726344402757" calcext:value-type="float">
            <text:p>0.908726344402757</text:p>
          </table:table-cell>
          <table:table-cell table:formula="of:=AVERAGE([.B47];[.D47];[.F47])" office:value-type="float" office:value="0.903086553733045" calcext:value-type="float">
            <text:p>0.903086553733045</text:p>
          </table:table-cell>
          <table:table-cell table:formula="of:=AVERAGE([.B47];[.D47];[.F47])" office:value-type="float" office:value="0.903086553733045" calcext:value-type="float">
            <text:p>0.903086553733045</text:p>
          </table:table-cell>
          <table:table-cell table:number-columns-repeated="2"/>
        </table:table-row>
        <table:table-row table:style-name="ro1">
          <table:table-cell office:value-type="float" office:value="8.7466" calcext:value-type="float">
            <text:p>8.7466</text:p>
          </table:table-cell>
          <table:table-cell table:formula="of:=[.A48]/[.$J$3]" office:value-type="float" office:value="0.904013312248716" calcext:value-type="float">
            <text:p>0.904013312248716</text:p>
          </table:table-cell>
          <table:table-cell office:value-type="float" office:value="8.6998" calcext:value-type="float">
            <text:p>8.6998</text:p>
          </table:table-cell>
          <table:table-cell table:formula="of:=[.C48]/[.$J$3]" office:value-type="float" office:value="0.899176252932726" calcext:value-type="float">
            <text:p>0.899176252932726</text:p>
          </table:table-cell>
          <table:table-cell office:value-type="float" office:value="8.8055" calcext:value-type="float">
            <text:p>8.8055</text:p>
          </table:table-cell>
          <table:table-cell table:formula="of:=[.E48]/[.$J$3]" office:value-type="float" office:value="0.91010097878102" calcext:value-type="float">
            <text:p>0.91010097878102</text:p>
          </table:table-cell>
          <table:table-cell table:formula="of:=AVERAGE([.B48];[.D48];[.F48])" office:value-type="float" office:value="0.90443018132082" calcext:value-type="float">
            <text:p>0.90443018132082</text:p>
          </table:table-cell>
          <table:table-cell table:formula="of:=AVERAGE([.B48];[.D48];[.F48])" office:value-type="float" office:value="0.90443018132082" calcext:value-type="float">
            <text:p>0.90443018132082</text:p>
          </table:table-cell>
          <table:table-cell table:number-columns-repeated="2"/>
        </table:table-row>
        <table:table-row table:style-name="ro1">
          <table:table-cell office:value-type="float" office:value="8.7597" calcext:value-type="float">
            <text:p>8.7597</text:p>
          </table:table-cell>
          <table:table-cell table:formula="of:=[.A49]/[.$J$3]" office:value-type="float" office:value="0.90536727543332" calcext:value-type="float">
            <text:p>0.90536727543332</text:p>
          </table:table-cell>
          <table:table-cell office:value-type="float" office:value="8.7121" calcext:value-type="float">
            <text:p>8.7121</text:p>
          </table:table-cell>
          <table:table-cell table:formula="of:=[.C49]/[.$J$3]" office:value-type="float" office:value="0.900447531342697" calcext:value-type="float">
            <text:p>0.900447531342697</text:p>
          </table:table-cell>
          <table:table-cell office:value-type="float" office:value="8.8188" calcext:value-type="float">
            <text:p>8.8188</text:p>
          </table:table-cell>
          <table:table-cell table:formula="of:=[.E49]/[.$J$3]" office:value-type="float" office:value="0.911475613159282" calcext:value-type="float">
            <text:p>0.911475613159282</text:p>
          </table:table-cell>
          <table:table-cell table:formula="of:=AVERAGE([.B49];[.D49];[.F49])" office:value-type="float" office:value="0.905763473311766" calcext:value-type="float">
            <text:p>0.905763473311766</text:p>
          </table:table-cell>
          <table:table-cell table:formula="of:=AVERAGE([.B49];[.D49];[.F49])" office:value-type="float" office:value="0.905763473311766" calcext:value-type="float">
            <text:p>0.905763473311766</text:p>
          </table:table-cell>
          <table:table-cell table:number-columns-repeated="2"/>
        </table:table-row>
        <table:table-row table:style-name="ro1">
          <table:table-cell office:value-type="float" office:value="8.7739" calcext:value-type="float">
            <text:p>8.7739</text:p>
          </table:table-cell>
          <table:table-cell table:formula="of:=[.A50]/[.$J$3]" office:value-type="float" office:value="0.906834930183043" calcext:value-type="float">
            <text:p>0.906834930183043</text:p>
          </table:table-cell>
          <table:table-cell office:value-type="float" office:value="8.7261" calcext:value-type="float">
            <text:p>8.7261</text:p>
          </table:table-cell>
          <table:table-cell table:formula="of:=[.C50]/[.$J$3]" office:value-type="float" office:value="0.901894514898763" calcext:value-type="float">
            <text:p>0.901894514898763</text:p>
          </table:table-cell>
          <table:table-cell office:value-type="float" office:value="8.8332" calcext:value-type="float">
            <text:p>8.8332</text:p>
          </table:table-cell>
          <table:table-cell table:formula="of:=[.E50]/[.$J$3]" office:value-type="float" office:value="0.912963939102663" calcext:value-type="float">
            <text:p>0.912963939102663</text:p>
          </table:table-cell>
          <table:table-cell table:formula="of:=AVERAGE([.B50];[.D50];[.F50])" office:value-type="float" office:value="0.90723112806149" calcext:value-type="float">
            <text:p>0.90723112806149</text:p>
          </table:table-cell>
          <table:table-cell table:formula="of:=AVERAGE([.B50];[.D50];[.F50])" office:value-type="float" office:value="0.90723112806149" calcext:value-type="float">
            <text:p>0.90723112806149</text:p>
          </table:table-cell>
          <table:table-cell table:number-columns-repeated="2"/>
        </table:table-row>
        <table:table-row table:style-name="ro1">
          <table:table-cell office:value-type="float" office:value="8.7897" calcext:value-type="float">
            <text:p>8.7897</text:p>
          </table:table-cell>
          <table:table-cell table:formula="of:=[.A51]/[.$J$3]" office:value-type="float" office:value="0.908467954482031" calcext:value-type="float">
            <text:p>0.908467954482031</text:p>
          </table:table-cell>
          <table:table-cell office:value-type="float" office:value="8.7418" calcext:value-type="float">
            <text:p>8.7418</text:p>
          </table:table-cell>
          <table:table-cell table:formula="of:=[.C51]/[.$J$3]" office:value-type="float" office:value="0.903517203600922" calcext:value-type="float">
            <text:p>0.903517203600922</text:p>
          </table:table-cell>
          <table:table-cell office:value-type="float" office:value="8.8489" calcext:value-type="float">
            <text:p>8.8489</text:p>
          </table:table-cell>
          <table:table-cell table:formula="of:=[.E51]/[.$J$3]" office:value-type="float" office:value="0.914586627804823" calcext:value-type="float">
            <text:p>0.914586627804823</text:p>
          </table:table-cell>
          <table:table-cell table:formula="of:=AVERAGE([.B51];[.D51];[.F51])" office:value-type="float" office:value="0.908857261962592" calcext:value-type="float">
            <text:p>0.908857261962592</text:p>
          </table:table-cell>
          <table:table-cell table:formula="of:=AVERAGE([.B51];[.D51];[.F51])" office:value-type="float" office:value="0.908857261962592" calcext:value-type="float">
            <text:p>0.908857261962592</text:p>
          </table:table-cell>
          <table:table-cell table:number-columns-repeated="2"/>
        </table:table-row>
        <table:table-row table:style-name="ro1">
          <table:table-cell office:value-type="float" office:value="8.8055" calcext:value-type="float">
            <text:p>8.8055</text:p>
          </table:table-cell>
          <table:table-cell table:formula="of:=[.A52]/[.$J$3]" office:value-type="float" office:value="0.91010097878102" calcext:value-type="float">
            <text:p>0.91010097878102</text:p>
          </table:table-cell>
          <table:table-cell office:value-type="float" office:value="8.7575" calcext:value-type="float">
            <text:p>8.7575</text:p>
          </table:table-cell>
          <table:table-cell table:formula="of:=[.C52]/[.$J$3]" office:value-type="float" office:value="0.905139892303081" calcext:value-type="float">
            <text:p>0.905139892303081</text:p>
          </table:table-cell>
          <table:table-cell office:value-type="float" office:value="8.8647" calcext:value-type="float">
            <text:p>8.8647</text:p>
          </table:table-cell>
          <table:table-cell table:formula="of:=[.E52]/[.$J$3]" office:value-type="float" office:value="0.916219652103811" calcext:value-type="float">
            <text:p>0.916219652103811</text:p>
          </table:table-cell>
          <table:table-cell table:formula="of:=AVERAGE([.B52];[.D52];[.F52])" office:value-type="float" office:value="0.910486841062637" calcext:value-type="float">
            <text:p>0.910486841062637</text:p>
          </table:table-cell>
          <table:table-cell table:formula="of:=AVERAGE([.B52];[.D52];[.F52])" office:value-type="float" office:value="0.910486841062637" calcext:value-type="float">
            <text:p>0.910486841062637</text:p>
          </table:table-cell>
          <table:table-cell table:number-columns-repeated="2"/>
        </table:table-row>
        <table:table-row table:style-name="ro1">
          <table:table-cell office:value-type="float" office:value="8.8213" calcext:value-type="float">
            <text:p>8.8213</text:p>
          </table:table-cell>
          <table:table-cell table:formula="of:=[.A53]/[.$J$3]" office:value-type="float" office:value="0.911734003080008" calcext:value-type="float">
            <text:p>0.911734003080008</text:p>
          </table:table-cell>
          <table:table-cell office:value-type="float" office:value="8.7732" calcext:value-type="float">
            <text:p>8.7732</text:p>
          </table:table-cell>
          <table:table-cell table:formula="of:=[.C53]/[.$J$3]" office:value-type="float" office:value="0.90676258100524" calcext:value-type="float">
            <text:p>0.90676258100524</text:p>
          </table:table-cell>
          <table:table-cell office:value-type="float" office:value="8.8805" calcext:value-type="float">
            <text:p>8.8805</text:p>
          </table:table-cell>
          <table:table-cell table:formula="of:=[.E53]/[.$J$3]" office:value-type="float" office:value="0.917852676402799" calcext:value-type="float">
            <text:p>0.917852676402799</text:p>
          </table:table-cell>
          <table:table-cell table:formula="of:=AVERAGE([.B53];[.D53];[.F53])" office:value-type="float" office:value="0.912116420162682" calcext:value-type="float">
            <text:p>0.912116420162682</text:p>
          </table:table-cell>
          <table:table-cell table:formula="of:=AVERAGE([.B53];[.D53];[.F53])" office:value-type="float" office:value="0.912116420162682" calcext:value-type="float">
            <text:p>0.912116420162682</text:p>
          </table:table-cell>
          <table:table-cell table:number-columns-repeated="2"/>
        </table:table-row>
        <table:table-row table:style-name="ro1">
          <table:table-cell office:value-type="float" office:value="8.8371" calcext:value-type="float">
            <text:p>8.8371</text:p>
          </table:table-cell>
          <table:table-cell table:formula="of:=[.A54]/[.$J$3]" office:value-type="float" office:value="0.913367027378996" calcext:value-type="float">
            <text:p>0.913367027378996</text:p>
          </table:table-cell>
          <table:table-cell office:value-type="float" office:value="8.789" calcext:value-type="float">
            <text:p>8.789</text:p>
          </table:table-cell>
          <table:table-cell table:formula="of:=[.C54]/[.$J$3]" office:value-type="float" office:value="0.908395605304228" calcext:value-type="float">
            <text:p>0.908395605304228</text:p>
          </table:table-cell>
          <table:table-cell office:value-type="float" office:value="8.8962" calcext:value-type="float">
            <text:p>8.8962</text:p>
          </table:table-cell>
          <table:table-cell table:formula="of:=[.E54]/[.$J$3]" office:value-type="float" office:value="0.919475365104958" calcext:value-type="float">
            <text:p>0.919475365104958</text:p>
          </table:table-cell>
          <table:table-cell table:formula="of:=AVERAGE([.B54];[.D54];[.F54])" office:value-type="float" office:value="0.913745999262727" calcext:value-type="float">
            <text:p>0.913745999262727</text:p>
          </table:table-cell>
          <table:table-cell table:formula="of:=AVERAGE([.B54];[.D54];[.F54])" office:value-type="float" office:value="0.913745999262727" calcext:value-type="float">
            <text:p>0.913745999262727</text:p>
          </table:table-cell>
          <table:table-cell table:number-columns-repeated="2"/>
        </table:table-row>
        <table:table-row table:style-name="ro1">
          <table:table-cell office:value-type="float" office:value="8.8528" calcext:value-type="float">
            <text:p>8.8528</text:p>
          </table:table-cell>
          <table:table-cell table:formula="of:=[.A55]/[.$J$3]" office:value-type="float" office:value="0.914989716081155" calcext:value-type="float">
            <text:p>0.914989716081155</text:p>
          </table:table-cell>
          <table:table-cell office:value-type="float" office:value="8.8047" calcext:value-type="float">
            <text:p>8.8047</text:p>
          </table:table-cell>
          <table:table-cell table:formula="of:=[.C55]/[.$J$3]" office:value-type="float" office:value="0.910018294006387" calcext:value-type="float">
            <text:p>0.910018294006387</text:p>
          </table:table-cell>
          <table:table-cell office:value-type="float" office:value="8.912" calcext:value-type="float">
            <text:p>8.912</text:p>
          </table:table-cell>
          <table:table-cell table:formula="of:=[.E55]/[.$J$3]" office:value-type="float" office:value="0.921108389403946" calcext:value-type="float">
            <text:p>0.921108389403946</text:p>
          </table:table-cell>
          <table:table-cell table:formula="of:=AVERAGE([.B55];[.D55];[.F55])" office:value-type="float" office:value="0.915372133163829" calcext:value-type="float">
            <text:p>0.915372133163829</text:p>
          </table:table-cell>
          <table:table-cell table:formula="of:=AVERAGE([.B55];[.D55];[.F55])" office:value-type="float" office:value="0.915372133163829" calcext:value-type="float">
            <text:p>0.915372133163829</text:p>
          </table:table-cell>
          <table:table-cell table:number-columns-repeated="2"/>
        </table:table-row>
        <table:table-row table:style-name="ro1">
          <table:table-cell office:value-type="float" office:value="8.8686" calcext:value-type="float">
            <text:p>8.8686</text:p>
          </table:table-cell>
          <table:table-cell table:formula="of:=[.A56]/[.$J$3]" office:value-type="float" office:value="0.916622740380143" calcext:value-type="float">
            <text:p>0.916622740380143</text:p>
          </table:table-cell>
          <table:table-cell office:value-type="float" office:value="8.8202" calcext:value-type="float">
            <text:p>8.8202</text:p>
          </table:table-cell>
          <table:table-cell table:formula="of:=[.C56]/[.$J$3]" office:value-type="float" office:value="0.911620311514888" calcext:value-type="float">
            <text:p>0.911620311514888</text:p>
          </table:table-cell>
          <table:table-cell office:value-type="float" office:value="8.9277" calcext:value-type="float">
            <text:p>8.9277</text:p>
          </table:table-cell>
          <table:table-cell table:formula="of:=[.E56]/[.$J$3]" office:value-type="float" office:value="0.922731078106105" calcext:value-type="float">
            <text:p>0.922731078106105</text:p>
          </table:table-cell>
          <table:table-cell table:formula="of:=AVERAGE([.B56];[.D56];[.F56])" office:value-type="float" office:value="0.916991376667046" calcext:value-type="float">
            <text:p>0.916991376667046</text:p>
          </table:table-cell>
          <table:table-cell table:formula="of:=AVERAGE([.B56];[.D56];[.F56])" office:value-type="float" office:value="0.916991376667046" calcext:value-type="float">
            <text:p>0.916991376667046</text:p>
          </table:table-cell>
          <table:table-cell table:number-columns-repeated="2"/>
        </table:table-row>
        <table:table-row table:style-name="ro1">
          <table:table-cell office:value-type="float" office:value="8.8847" calcext:value-type="float">
            <text:p>8.8847</text:p>
          </table:table-cell>
          <table:table-cell table:formula="of:=[.A57]/[.$J$3]" office:value-type="float" office:value="0.918286771469619" calcext:value-type="float">
            <text:p>0.918286771469619</text:p>
          </table:table-cell>
          <table:table-cell office:value-type="float" office:value="8.8362" calcext:value-type="float">
            <text:p>8.8362</text:p>
          </table:table-cell>
          <table:table-cell table:formula="of:=[.C57]/[.$J$3]" office:value-type="float" office:value="0.913274007007535" calcext:value-type="float">
            <text:p>0.913274007007535</text:p>
          </table:table-cell>
          <table:table-cell office:value-type="float" office:value="8.9436" calcext:value-type="float">
            <text:p>8.9436</text:p>
          </table:table-cell>
          <table:table-cell table:formula="of:=[.E57]/[.$J$3]" office:value-type="float" office:value="0.924374438001922" calcext:value-type="float">
            <text:p>0.924374438001922</text:p>
          </table:table-cell>
          <table:table-cell table:formula="of:=AVERAGE([.B57];[.D57];[.F57])" office:value-type="float" office:value="0.918645072159692" calcext:value-type="float">
            <text:p>0.918645072159692</text:p>
          </table:table-cell>
          <table:table-cell table:formula="of:=AVERAGE([.B57];[.D57];[.F57])" office:value-type="float" office:value="0.918645072159692" calcext:value-type="float">
            <text:p>0.918645072159692</text:p>
          </table:table-cell>
          <table:table-cell table:number-columns-repeated="2"/>
        </table:table-row>
        <table:table-row table:style-name="ro1">
          <table:table-cell office:value-type="float" office:value="8.9025" calcext:value-type="float">
            <text:p>8.9025</text:p>
          </table:table-cell>
          <table:table-cell table:formula="of:=[.A58]/[.$J$3]" office:value-type="float" office:value="0.920126507705187" calcext:value-type="float">
            <text:p>0.920126507705187</text:p>
          </table:table-cell>
          <table:table-cell office:value-type="float" office:value="8.8542" calcext:value-type="float">
            <text:p>8.8542</text:p>
          </table:table-cell>
          <table:table-cell table:formula="of:=[.C58]/[.$J$3]" office:value-type="float" office:value="0.915134414436762" calcext:value-type="float">
            <text:p>0.915134414436762</text:p>
          </table:table-cell>
          <table:table-cell office:value-type="float" office:value="8.9608" calcext:value-type="float">
            <text:p>8.9608</text:p>
          </table:table-cell>
          <table:table-cell table:formula="of:=[.E58]/[.$J$3]" office:value-type="float" office:value="0.926152160656517" calcext:value-type="float">
            <text:p>0.926152160656517</text:p>
          </table:table-cell>
          <table:table-cell table:formula="of:=AVERAGE([.B58];[.D58];[.F58])" office:value-type="float" office:value="0.920471027599489" calcext:value-type="float">
            <text:p>0.920471027599489</text:p>
          </table:table-cell>
          <table:table-cell table:formula="of:=AVERAGE([.B58];[.D58];[.F58])" office:value-type="float" office:value="0.920471027599489" calcext:value-type="float">
            <text:p>0.920471027599489</text:p>
          </table:table-cell>
          <table:table-cell table:number-columns-repeated="2"/>
        </table:table-row>
        <table:table-row table:style-name="ro1">
          <table:table-cell office:value-type="float" office:value="8.9203" calcext:value-type="float">
            <text:p>8.9203</text:p>
          </table:table-cell>
          <table:table-cell table:formula="of:=[.A59]/[.$J$3]" office:value-type="float" office:value="0.921966243940756" calcext:value-type="float">
            <text:p>0.921966243940756</text:p>
          </table:table-cell>
          <table:table-cell office:value-type="float" office:value="8.8723" calcext:value-type="float">
            <text:p>8.8723</text:p>
          </table:table-cell>
          <table:table-cell table:formula="of:=[.C59]/[.$J$3]" office:value-type="float" office:value="0.917005157462818" calcext:value-type="float">
            <text:p>0.917005157462818</text:p>
          </table:table-cell>
          <table:table-cell office:value-type="float" office:value="8.9783" calcext:value-type="float">
            <text:p>8.9783</text:p>
          </table:table-cell>
          <table:table-cell table:formula="of:=[.E59]/[.$J$3]" office:value-type="float" office:value="0.927960890101599" calcext:value-type="float">
            <text:p>0.927960890101599</text:p>
          </table:table-cell>
          <table:table-cell table:formula="of:=AVERAGE([.B59];[.D59];[.F59])" office:value-type="float" office:value="0.922310763835058" calcext:value-type="float">
            <text:p>0.922310763835058</text:p>
          </table:table-cell>
          <table:table-cell table:formula="of:=AVERAGE([.B59];[.D59];[.F59])" office:value-type="float" office:value="0.922310763835058" calcext:value-type="float">
            <text:p>0.922310763835058</text:p>
          </table:table-cell>
          <table:table-cell table:number-columns-repeated="2"/>
        </table:table-row>
        <table:table-row table:style-name="ro1">
          <table:table-cell office:value-type="float" office:value="8.9381" calcext:value-type="float">
            <text:p>8.9381</text:p>
          </table:table-cell>
          <table:table-cell table:formula="of:=[.A60]/[.$J$3]" office:value-type="float" office:value="0.923805980176325" calcext:value-type="float">
            <text:p>0.923805980176325</text:p>
          </table:table-cell>
          <table:table-cell office:value-type="float" office:value="8.8903" calcext:value-type="float">
            <text:p>8.8903</text:p>
          </table:table-cell>
          <table:table-cell table:formula="of:=[.C60]/[.$J$3]" office:value-type="float" office:value="0.918865564892045" calcext:value-type="float">
            <text:p>0.918865564892045</text:p>
          </table:table-cell>
          <table:table-cell office:value-type="float" office:value="8.9957" calcext:value-type="float">
            <text:p>8.9957</text:p>
          </table:table-cell>
          <table:table-cell table:formula="of:=[.E60]/[.$J$3]" office:value-type="float" office:value="0.929759283949852" calcext:value-type="float">
            <text:p>0.929759283949852</text:p>
          </table:table-cell>
          <table:table-cell table:formula="of:=AVERAGE([.B60];[.D60];[.F60])" office:value-type="float" office:value="0.924143609672741" calcext:value-type="float">
            <text:p>0.924143609672741</text:p>
          </table:table-cell>
          <table:table-cell table:formula="of:=AVERAGE([.B60];[.D60];[.F60])" office:value-type="float" office:value="0.924143609672741" calcext:value-type="float">
            <text:p>0.924143609672741</text:p>
          </table:table-cell>
          <table:table-cell table:number-columns-repeated="2"/>
        </table:table-row>
        <table:table-row table:style-name="ro1">
          <table:table-cell office:value-type="float" office:value="8.956" calcext:value-type="float">
            <text:p>8.956</text:p>
          </table:table-cell>
          <table:table-cell table:formula="of:=[.A61]/[.$J$3]" office:value-type="float" office:value="0.925656052008723" calcext:value-type="float">
            <text:p>0.925656052008723</text:p>
          </table:table-cell>
          <table:table-cell office:value-type="float" office:value="8.9083" calcext:value-type="float">
            <text:p>8.9083</text:p>
          </table:table-cell>
          <table:table-cell table:formula="of:=[.C61]/[.$J$3]" office:value-type="float" office:value="0.920725972321272" calcext:value-type="float">
            <text:p>0.920725972321272</text:p>
          </table:table-cell>
          <table:table-cell office:value-type="float" office:value="9.0131" calcext:value-type="float">
            <text:p>9.0131</text:p>
          </table:table-cell>
          <table:table-cell table:formula="of:=[.E61]/[.$J$3]" office:value-type="float" office:value="0.931557677798104" calcext:value-type="float">
            <text:p>0.931557677798104</text:p>
          </table:table-cell>
          <table:table-cell table:formula="of:=AVERAGE([.B61];[.D61];[.F61])" office:value-type="float" office:value="0.925979900709366" calcext:value-type="float">
            <text:p>0.925979900709366</text:p>
          </table:table-cell>
          <table:table-cell table:formula="of:=AVERAGE([.B61];[.D61];[.F61])" office:value-type="float" office:value="0.925979900709366" calcext:value-type="float">
            <text:p>0.925979900709366</text:p>
          </table:table-cell>
          <table:table-cell table:number-columns-repeated="2"/>
        </table:table-row>
        <table:table-row table:style-name="ro1">
          <table:table-cell office:value-type="float" office:value="8.9738" calcext:value-type="float">
            <text:p>8.9738</text:p>
          </table:table-cell>
          <table:table-cell table:formula="of:=[.A62]/[.$J$3]" office:value-type="float" office:value="0.927495788244292" calcext:value-type="float">
            <text:p>0.927495788244292</text:p>
          </table:table-cell>
          <table:table-cell office:value-type="float" office:value="8.9264" calcext:value-type="float">
            <text:p>8.9264</text:p>
          </table:table-cell>
          <table:table-cell table:formula="of:=[.C62]/[.$J$3]" office:value-type="float" office:value="0.922596715347328" calcext:value-type="float">
            <text:p>0.922596715347328</text:p>
          </table:table-cell>
          <table:table-cell office:value-type="float" office:value="9.0306" calcext:value-type="float">
            <text:p>9.0306</text:p>
          </table:table-cell>
          <table:table-cell table:formula="of:=[.E62]/[.$J$3]" office:value-type="float" office:value="0.933366407243186" calcext:value-type="float">
            <text:p>0.933366407243186</text:p>
          </table:table-cell>
          <table:table-cell table:formula="of:=AVERAGE([.B62];[.D62];[.F62])" office:value-type="float" office:value="0.927819636944935" calcext:value-type="float">
            <text:p>0.927819636944935</text:p>
          </table:table-cell>
          <table:table-cell table:formula="of:=AVERAGE([.B62];[.D62];[.F62])" office:value-type="float" office:value="0.927819636944935" calcext:value-type="float">
            <text:p>0.927819636944935</text:p>
          </table:table-cell>
          <table:table-cell table:number-columns-repeated="2"/>
        </table:table-row>
        <table:table-row table:style-name="ro1">
          <table:table-cell office:value-type="float" office:value="8.9916" calcext:value-type="float">
            <text:p>8.9916</text:p>
          </table:table-cell>
          <table:table-cell table:formula="of:=[.A63]/[.$J$3]" office:value-type="float" office:value="0.929335524479861" calcext:value-type="float">
            <text:p>0.929335524479861</text:p>
          </table:table-cell>
          <table:table-cell office:value-type="float" office:value="8.9445" calcext:value-type="float">
            <text:p>8.9445</text:p>
          </table:table-cell>
          <table:table-cell table:formula="of:=[.C63]/[.$J$3]" office:value-type="float" office:value="0.924467458373384" calcext:value-type="float">
            <text:p>0.924467458373384</text:p>
          </table:table-cell>
          <table:table-cell office:value-type="float" office:value="9.048" calcext:value-type="float">
            <text:p>9.048</text:p>
          </table:table-cell>
          <table:table-cell table:formula="of:=[.E63]/[.$J$3]" office:value-type="float" office:value="0.935164801091439" calcext:value-type="float">
            <text:p>0.935164801091439</text:p>
          </table:table-cell>
          <table:table-cell table:formula="of:=AVERAGE([.B63];[.D63];[.F63])" office:value-type="float" office:value="0.929655927981561" calcext:value-type="float">
            <text:p>0.929655927981561</text:p>
          </table:table-cell>
          <table:table-cell table:formula="of:=AVERAGE([.B63];[.D63];[.F63])" office:value-type="float" office:value="0.929655927981561" calcext:value-type="float">
            <text:p>0.929655927981561</text:p>
          </table:table-cell>
          <table:table-cell table:number-columns-repeated="2"/>
        </table:table-row>
        <table:table-row table:style-name="ro1">
          <table:table-cell office:value-type="float" office:value="9.0095" calcext:value-type="float">
            <text:p>9.0095</text:p>
          </table:table-cell>
          <table:table-cell table:formula="of:=[.A64]/[.$J$3]" office:value-type="float" office:value="0.931185596312259" calcext:value-type="float">
            <text:p>0.931185596312259</text:p>
          </table:table-cell>
          <table:table-cell office:value-type="float" office:value="8.9627" calcext:value-type="float">
            <text:p>8.9627</text:p>
          </table:table-cell>
          <table:table-cell table:formula="of:=[.C64]/[.$J$3]" office:value-type="float" office:value="0.926348536996269" calcext:value-type="float">
            <text:p>0.926348536996269</text:p>
          </table:table-cell>
          <table:table-cell office:value-type="float" office:value="9.0654" calcext:value-type="float">
            <text:p>9.0654</text:p>
          </table:table-cell>
          <table:table-cell table:formula="of:=[.E64]/[.$J$3]" office:value-type="float" office:value="0.936963194939692" calcext:value-type="float">
            <text:p>0.936963194939692</text:p>
          </table:table-cell>
          <table:table-cell table:formula="of:=AVERAGE([.B64];[.D64];[.F64])" office:value-type="float" office:value="0.931499109416073" calcext:value-type="float">
            <text:p>0.931499109416073</text:p>
          </table:table-cell>
          <table:table-cell table:formula="of:=AVERAGE([.B64];[.D64];[.F64])" office:value-type="float" office:value="0.931499109416073" calcext:value-type="float">
            <text:p>0.931499109416073</text:p>
          </table:table-cell>
          <table:table-cell table:number-columns-repeated="2"/>
        </table:table-row>
        <table:table-row table:style-name="ro1">
          <table:table-cell office:value-type="float" office:value="9.028" calcext:value-type="float">
            <text:p>9.028</text:p>
          </table:table-cell>
          <table:table-cell table:formula="of:=[.A65]/[.$J$3]" office:value-type="float" office:value="0.933097681725631" calcext:value-type="float">
            <text:p>0.933097681725631</text:p>
          </table:table-cell>
          <table:table-cell office:value-type="float" office:value="8.9817" calcext:value-type="float">
            <text:p>8.9817</text:p>
          </table:table-cell>
          <table:table-cell table:formula="of:=[.C65]/[.$J$3]" office:value-type="float" office:value="0.928312300393786" calcext:value-type="float">
            <text:p>0.928312300393786</text:p>
          </table:table-cell>
          <table:table-cell office:value-type="float" office:value="9.0828" calcext:value-type="float">
            <text:p>9.0828</text:p>
          </table:table-cell>
          <table:table-cell table:formula="of:=[.E65]/[.$J$3]" office:value-type="float" office:value="0.938761588787945" calcext:value-type="float">
            <text:p>0.938761588787945</text:p>
          </table:table-cell>
          <table:table-cell table:formula="of:=AVERAGE([.B65];[.D65];[.F65])" office:value-type="float" office:value="0.933390523635787" calcext:value-type="float">
            <text:p>0.933390523635787</text:p>
          </table:table-cell>
          <table:table-cell table:formula="of:=AVERAGE([.B65];[.D65];[.F65])" office:value-type="float" office:value="0.933390523635787" calcext:value-type="float">
            <text:p>0.933390523635787</text:p>
          </table:table-cell>
          <table:table-cell table:number-columns-repeated="2"/>
        </table:table-row>
        <table:table-row table:style-name="ro1">
          <table:table-cell office:value-type="float" office:value="9.0467" calcext:value-type="float">
            <text:p>9.0467</text:p>
          </table:table-cell>
          <table:table-cell table:formula="of:=[.A66]/[.$J$3]" office:value-type="float" office:value="0.935030438332661" calcext:value-type="float">
            <text:p>0.935030438332661</text:p>
          </table:table-cell>
          <table:table-cell office:value-type="float" office:value="9.0009" calcext:value-type="float">
            <text:p>9.0009</text:p>
          </table:table-cell>
          <table:table-cell table:formula="of:=[.C66]/[.$J$3]" office:value-type="float" office:value="0.930296734984962" calcext:value-type="float">
            <text:p>0.930296734984962</text:p>
          </table:table-cell>
          <table:table-cell office:value-type="float" office:value="9.1007" calcext:value-type="float">
            <text:p>9.1007</text:p>
          </table:table-cell>
          <table:table-cell table:formula="of:=[.E66]/[.$J$3]" office:value-type="float" office:value="0.940611660620342" calcext:value-type="float">
            <text:p>0.940611660620342</text:p>
          </table:table-cell>
          <table:table-cell table:formula="of:=AVERAGE([.B66];[.D66];[.F66])" office:value-type="float" office:value="0.935312944645989" calcext:value-type="float">
            <text:p>0.935312944645989</text:p>
          </table:table-cell>
          <table:table-cell table:formula="of:=AVERAGE([.B66];[.D66];[.F66])" office:value-type="float" office:value="0.935312944645989" calcext:value-type="float">
            <text:p>0.935312944645989</text:p>
          </table:table-cell>
          <table:table-cell table:number-columns-repeated="2"/>
        </table:table-row>
        <table:table-row table:style-name="ro1">
          <table:table-cell office:value-type="float" office:value="9.0654" calcext:value-type="float">
            <text:p>9.0654</text:p>
          </table:table-cell>
          <table:table-cell table:formula="of:=[.A67]/[.$J$3]" office:value-type="float" office:value="0.936963194939692" calcext:value-type="float">
            <text:p>0.936963194939692</text:p>
          </table:table-cell>
          <table:table-cell office:value-type="float" office:value="9.0201" calcext:value-type="float">
            <text:p>9.0201</text:p>
          </table:table-cell>
          <table:table-cell table:formula="of:=[.C67]/[.$J$3]" office:value-type="float" office:value="0.932281169576137" calcext:value-type="float">
            <text:p>0.932281169576137</text:p>
          </table:table-cell>
          <table:table-cell office:value-type="float" office:value="9.1187" calcext:value-type="float">
            <text:p>9.1187</text:p>
          </table:table-cell>
          <table:table-cell table:formula="of:=[.E67]/[.$J$3]" office:value-type="float" office:value="0.94247206804957" calcext:value-type="float">
            <text:p>0.94247206804957</text:p>
          </table:table-cell>
          <table:table-cell table:formula="of:=AVERAGE([.B67];[.D67];[.F67])" office:value-type="float" office:value="0.937238810855133" calcext:value-type="float">
            <text:p>0.937238810855133</text:p>
          </table:table-cell>
          <table:table-cell table:formula="of:=AVERAGE([.B67];[.D67];[.F67])" office:value-type="float" office:value="0.937238810855133" calcext:value-type="float">
            <text:p>0.937238810855133</text:p>
          </table:table-cell>
          <table:table-cell table:number-columns-repeated="2"/>
        </table:table-row>
        <table:table-row table:style-name="ro1">
          <table:table-cell office:value-type="float" office:value="9.084" calcext:value-type="float">
            <text:p>9.084</text:p>
          </table:table-cell>
          <table:table-cell table:formula="of:=[.A68]/[.$J$3]" office:value-type="float" office:value="0.938885615949893" calcext:value-type="float">
            <text:p>0.938885615949893</text:p>
          </table:table-cell>
          <table:table-cell office:value-type="float" office:value="9.0393" calcext:value-type="float">
            <text:p>9.0393</text:p>
          </table:table-cell>
          <table:table-cell table:formula="of:=[.C68]/[.$J$3]" office:value-type="float" office:value="0.934265604167313" calcext:value-type="float">
            <text:p>0.934265604167313</text:p>
          </table:table-cell>
          <table:table-cell office:value-type="float" office:value="9.1367" calcext:value-type="float">
            <text:p>9.1367</text:p>
          </table:table-cell>
          <table:table-cell table:formula="of:=[.E68]/[.$J$3]" office:value-type="float" office:value="0.944332475478796" calcext:value-type="float">
            <text:p>0.944332475478796</text:p>
          </table:table-cell>
          <table:table-cell table:formula="of:=AVERAGE([.B68];[.D68];[.F68])" office:value-type="float" office:value="0.939161231865334" calcext:value-type="float">
            <text:p>0.939161231865334</text:p>
          </table:table-cell>
          <table:table-cell table:formula="of:=AVERAGE([.B68];[.D68];[.F68])" office:value-type="float" office:value="0.939161231865334" calcext:value-type="float">
            <text:p>0.939161231865334</text:p>
          </table:table-cell>
          <table:table-cell table:number-columns-repeated="2"/>
        </table:table-row>
        <table:table-row table:style-name="ro1">
          <table:table-cell office:value-type="float" office:value="9.1027" calcext:value-type="float">
            <text:p>9.1027</text:p>
          </table:table-cell>
          <table:table-cell table:formula="of:=[.A69]/[.$J$3]" office:value-type="float" office:value="0.940818372556923" calcext:value-type="float">
            <text:p>0.940818372556923</text:p>
          </table:table-cell>
          <table:table-cell office:value-type="float" office:value="9.0585" calcext:value-type="float">
            <text:p>9.0585</text:p>
          </table:table-cell>
          <table:table-cell table:formula="of:=[.C69]/[.$J$3]" office:value-type="float" office:value="0.936250038758488" calcext:value-type="float">
            <text:p>0.936250038758488</text:p>
          </table:table-cell>
          <table:table-cell office:value-type="float" office:value="9.1547" calcext:value-type="float">
            <text:p>9.1547</text:p>
          </table:table-cell>
          <table:table-cell table:formula="of:=[.E69]/[.$J$3]" office:value-type="float" office:value="0.946192882908023" calcext:value-type="float">
            <text:p>0.946192882908023</text:p>
          </table:table-cell>
          <table:table-cell table:formula="of:=AVERAGE([.B69];[.D69];[.F69])" office:value-type="float" office:value="0.941087098074478" calcext:value-type="float">
            <text:p>0.941087098074478</text:p>
          </table:table-cell>
          <table:table-cell table:formula="of:=AVERAGE([.B69];[.D69];[.F69])" office:value-type="float" office:value="0.941087098074478" calcext:value-type="float">
            <text:p>0.941087098074478</text:p>
          </table:table-cell>
          <table:table-cell table:number-columns-repeated="2"/>
        </table:table-row>
        <table:table-row table:style-name="ro1">
          <table:table-cell office:value-type="float" office:value="9.1214" calcext:value-type="float">
            <text:p>9.1214</text:p>
          </table:table-cell>
          <table:table-cell table:formula="of:=[.A70]/[.$J$3]" office:value-type="float" office:value="0.942751129163954" calcext:value-type="float">
            <text:p>0.942751129163954</text:p>
          </table:table-cell>
          <table:table-cell office:value-type="float" office:value="9.0777" calcext:value-type="float">
            <text:p>9.0777</text:p>
          </table:table-cell>
          <table:table-cell table:formula="of:=[.C70]/[.$J$3]" office:value-type="float" office:value="0.938234473349664" calcext:value-type="float">
            <text:p>0.938234473349664</text:p>
          </table:table-cell>
          <table:table-cell office:value-type="float" office:value="9.1726" calcext:value-type="float">
            <text:p>9.1726</text:p>
          </table:table-cell>
          <table:table-cell table:formula="of:=[.E70]/[.$J$3]" office:value-type="float" office:value="0.948042954740421" calcext:value-type="float">
            <text:p>0.948042954740421</text:p>
          </table:table-cell>
          <table:table-cell table:formula="of:=AVERAGE([.B70];[.D70];[.F70])" office:value-type="float" office:value="0.94300951908468" calcext:value-type="float">
            <text:p>0.94300951908468</text:p>
          </table:table-cell>
          <table:table-cell table:formula="of:=AVERAGE([.B70];[.D70];[.F70])" office:value-type="float" office:value="0.94300951908468" calcext:value-type="float">
            <text:p>0.94300951908468</text:p>
          </table:table-cell>
          <table:table-cell table:number-columns-repeated="2"/>
        </table:table-row>
        <table:table-row table:style-name="ro1">
          <table:table-cell office:value-type="float" office:value="9.14" calcext:value-type="float">
            <text:p>9.14</text:p>
          </table:table-cell>
          <table:table-cell table:formula="of:=[.A71]/[.$J$3]" office:value-type="float" office:value="0.944673550174155" calcext:value-type="float">
            <text:p>0.944673550174155</text:p>
          </table:table-cell>
          <table:table-cell office:value-type="float" office:value="9.0973" calcext:value-type="float">
            <text:p>9.0973</text:p>
          </table:table-cell>
          <table:table-cell table:formula="of:=[.C71]/[.$J$3]" office:value-type="float" office:value="0.940260250328155" calcext:value-type="float">
            <text:p>0.940260250328155</text:p>
          </table:table-cell>
          <table:table-cell office:value-type="float" office:value="9.1906" calcext:value-type="float">
            <text:p>9.1906</text:p>
          </table:table-cell>
          <table:table-cell table:formula="of:=[.E71]/[.$J$3]" office:value-type="float" office:value="0.949903362169648" calcext:value-type="float">
            <text:p>0.949903362169648</text:p>
          </table:table-cell>
          <table:table-cell table:formula="of:=AVERAGE([.B71];[.D71];[.F71])" office:value-type="float" office:value="0.944945720890653" calcext:value-type="float">
            <text:p>0.944945720890653</text:p>
          </table:table-cell>
          <table:table-cell table:formula="of:=AVERAGE([.B71];[.D71];[.F71])" office:value-type="float" office:value="0.944945720890653" calcext:value-type="float">
            <text:p>0.944945720890653</text:p>
          </table:table-cell>
          <table:table-cell table:number-columns-repeated="2"/>
        </table:table-row>
        <table:table-row table:style-name="ro1">
          <table:table-cell office:value-type="float" office:value="9.1588" calcext:value-type="float">
            <text:p>9.1588</text:p>
          </table:table-cell>
          <table:table-cell table:formula="of:=[.A72]/[.$J$3]" office:value-type="float" office:value="0.946616642378014" calcext:value-type="float">
            <text:p>0.946616642378014</text:p>
          </table:table-cell>
          <table:table-cell office:value-type="float" office:value="9.1166" calcext:value-type="float">
            <text:p>9.1166</text:p>
          </table:table-cell>
          <table:table-cell table:formula="of:=[.C72]/[.$J$3]" office:value-type="float" office:value="0.94225502051616" calcext:value-type="float">
            <text:p>0.94225502051616</text:p>
          </table:table-cell>
          <table:table-cell office:value-type="float" office:value="9.2078" calcext:value-type="float">
            <text:p>9.2078</text:p>
          </table:table-cell>
          <table:table-cell table:formula="of:=[.E72]/[.$J$3]" office:value-type="float" office:value="0.951681084824243" calcext:value-type="float">
            <text:p>0.951681084824243</text:p>
          </table:table-cell>
          <table:table-cell table:formula="of:=AVERAGE([.B72];[.D72];[.F72])" office:value-type="float" office:value="0.946850915906139" calcext:value-type="float">
            <text:p>0.946850915906139</text:p>
          </table:table-cell>
          <table:table-cell table:formula="of:=AVERAGE([.B72];[.D72];[.F72])" office:value-type="float" office:value="0.946850915906139" calcext:value-type="float">
            <text:p>0.946850915906139</text:p>
          </table:table-cell>
          <table:table-cell table:number-columns-repeated="2"/>
        </table:table-row>
        <table:table-row table:style-name="ro1">
          <table:table-cell office:value-type="float" office:value="9.177" calcext:value-type="float">
            <text:p>9.177</text:p>
          </table:table-cell>
          <table:table-cell table:formula="of:=[.A73]/[.$J$3]" office:value-type="float" office:value="0.948497721000899" calcext:value-type="float">
            <text:p>0.948497721000899</text:p>
          </table:table-cell>
          <table:table-cell office:value-type="float" office:value="9.1355" calcext:value-type="float">
            <text:p>9.1355</text:p>
          </table:table-cell>
          <table:table-cell table:formula="of:=[.C73]/[.$J$3]" office:value-type="float" office:value="0.944208448316848" calcext:value-type="float">
            <text:p>0.944208448316848</text:p>
          </table:table-cell>
          <table:table-cell office:value-type="float" office:value="9.2251" calcext:value-type="float">
            <text:p>9.2251</text:p>
          </table:table-cell>
          <table:table-cell table:formula="of:=[.E73]/[.$J$3]" office:value-type="float" office:value="0.953469143075667" calcext:value-type="float">
            <text:p>0.953469143075667</text:p>
          </table:table-cell>
          <table:table-cell table:formula="of:=AVERAGE([.B73];[.D73];[.F73])" office:value-type="float" office:value="0.948725104131138" calcext:value-type="float">
            <text:p>0.948725104131138</text:p>
          </table:table-cell>
          <table:table-cell table:formula="of:=AVERAGE([.B73];[.D73];[.F73])" office:value-type="float" office:value="0.948725104131138" calcext:value-type="float">
            <text:p>0.948725104131138</text:p>
          </table:table-cell>
          <table:table-cell table:number-columns-repeated="2"/>
        </table:table-row>
        <table:table-row table:style-name="ro1">
          <table:table-cell office:value-type="float" office:value="9.1952" calcext:value-type="float">
            <text:p>9.1952</text:p>
          </table:table-cell>
          <table:table-cell table:formula="of:=[.A74]/[.$J$3]" office:value-type="float" office:value="0.950378799623784" calcext:value-type="float">
            <text:p>0.950378799623784</text:p>
          </table:table-cell>
          <table:table-cell office:value-type="float" office:value="9.1545" calcext:value-type="float">
            <text:p>9.1545</text:p>
          </table:table-cell>
          <table:table-cell table:formula="of:=[.C74]/[.$J$3]" office:value-type="float" office:value="0.946172211714366" calcext:value-type="float">
            <text:p>0.946172211714366</text:p>
          </table:table-cell>
          <table:table-cell office:value-type="float" office:value="9.2424" calcext:value-type="float">
            <text:p>9.2424</text:p>
          </table:table-cell>
          <table:table-cell table:formula="of:=[.E74]/[.$J$3]" office:value-type="float" office:value="0.955257201327091" calcext:value-type="float">
            <text:p>0.955257201327091</text:p>
          </table:table-cell>
          <table:table-cell table:formula="of:=AVERAGE([.B74];[.D74];[.F74])" office:value-type="float" office:value="0.95060273755508" calcext:value-type="float">
            <text:p>0.95060273755508</text:p>
          </table:table-cell>
          <table:table-cell table:formula="of:=AVERAGE([.B74];[.D74];[.F74])" office:value-type="float" office:value="0.95060273755508" calcext:value-type="float">
            <text:p>0.95060273755508</text:p>
          </table:table-cell>
          <table:table-cell table:number-columns-repeated="2"/>
        </table:table-row>
        <table:table-row table:style-name="ro1">
          <table:table-cell office:value-type="float" office:value="9.2134" calcext:value-type="float">
            <text:p>9.2134</text:p>
          </table:table-cell>
          <table:table-cell table:formula="of:=[.A75]/[.$J$3]" office:value-type="float" office:value="0.952259878246669" calcext:value-type="float">
            <text:p>0.952259878246669</text:p>
          </table:table-cell>
          <table:table-cell office:value-type="float" office:value="9.1734" calcext:value-type="float">
            <text:p>9.1734</text:p>
          </table:table-cell>
          <table:table-cell table:formula="of:=[.C75]/[.$J$3]" office:value-type="float" office:value="0.948125639515054" calcext:value-type="float">
            <text:p>0.948125639515054</text:p>
          </table:table-cell>
          <table:table-cell office:value-type="float" office:value="9.2598" calcext:value-type="float">
            <text:p>9.2598</text:p>
          </table:table-cell>
          <table:table-cell table:formula="of:=[.E75]/[.$J$3]" office:value-type="float" office:value="0.957055595175343" calcext:value-type="float">
            <text:p>0.957055595175343</text:p>
          </table:table-cell>
          <table:table-cell table:formula="of:=AVERAGE([.B75];[.D75];[.F75])" office:value-type="float" office:value="0.952480370979022" calcext:value-type="float">
            <text:p>0.952480370979022</text:p>
          </table:table-cell>
          <table:table-cell table:formula="of:=AVERAGE([.B75];[.D75];[.F75])" office:value-type="float" office:value="0.952480370979022" calcext:value-type="float">
            <text:p>0.952480370979022</text:p>
          </table:table-cell>
          <table:table-cell table:number-columns-repeated="2"/>
        </table:table-row>
        <table:table-row table:style-name="ro1">
          <table:table-cell office:value-type="float" office:value="9.2316" calcext:value-type="float">
            <text:p>9.2316</text:p>
          </table:table-cell>
          <table:table-cell table:formula="of:=[.A76]/[.$J$3]" office:value-type="float" office:value="0.954140956869554" calcext:value-type="float">
            <text:p>0.954140956869554</text:p>
          </table:table-cell>
          <table:table-cell office:value-type="float" office:value="9.1923" calcext:value-type="float">
            <text:p>9.1923</text:p>
          </table:table-cell>
          <table:table-cell table:formula="of:=[.C76]/[.$J$3]" office:value-type="float" office:value="0.950079067315742" calcext:value-type="float">
            <text:p>0.950079067315742</text:p>
          </table:table-cell>
          <table:table-cell office:value-type="float" office:value="9.2771" calcext:value-type="float">
            <text:p>9.2771</text:p>
          </table:table-cell>
          <table:table-cell table:formula="of:=[.E76]/[.$J$3]" office:value-type="float" office:value="0.958843653426767" calcext:value-type="float">
            <text:p>0.958843653426767</text:p>
          </table:table-cell>
          <table:table-cell table:formula="of:=AVERAGE([.B76];[.D76];[.F76])" office:value-type="float" office:value="0.954354559204021" calcext:value-type="float">
            <text:p>0.954354559204021</text:p>
          </table:table-cell>
          <table:table-cell table:formula="of:=AVERAGE([.B76];[.D76];[.F76])" office:value-type="float" office:value="0.954354559204021" calcext:value-type="float">
            <text:p>0.954354559204021</text:p>
          </table:table-cell>
          <table:table-cell table:number-columns-repeated="2"/>
        </table:table-row>
        <table:table-row table:style-name="ro1">
          <table:table-cell office:value-type="float" office:value="9.2499" calcext:value-type="float">
            <text:p>9.2499</text:p>
          </table:table-cell>
          <table:table-cell table:formula="of:=[.A77]/[.$J$3]" office:value-type="float" office:value="0.956032371089269" calcext:value-type="float">
            <text:p>0.956032371089269</text:p>
          </table:table-cell>
          <table:table-cell office:value-type="float" office:value="9.2113" calcext:value-type="float">
            <text:p>9.2113</text:p>
          </table:table-cell>
          <table:table-cell table:formula="of:=[.C77]/[.$J$3]" office:value-type="float" office:value="0.952042830713259" calcext:value-type="float">
            <text:p>0.952042830713259</text:p>
          </table:table-cell>
          <table:table-cell office:value-type="float" office:value="9.2945" calcext:value-type="float">
            <text:p>9.2945</text:p>
          </table:table-cell>
          <table:table-cell table:formula="of:=[.E77]/[.$J$3]" office:value-type="float" office:value="0.96064204727502" calcext:value-type="float">
            <text:p>0.96064204727502</text:p>
          </table:table-cell>
          <table:table-cell table:formula="of:=AVERAGE([.B77];[.D77];[.F77])" office:value-type="float" office:value="0.956239083025849" calcext:value-type="float">
            <text:p>0.956239083025849</text:p>
          </table:table-cell>
          <table:table-cell table:formula="of:=AVERAGE([.B77];[.D77];[.F77])" office:value-type="float" office:value="0.956239083025849" calcext:value-type="float">
            <text:p>0.956239083025849</text:p>
          </table:table-cell>
          <table:table-cell table:number-columns-repeated="2"/>
        </table:table-row>
        <table:table-row table:style-name="ro1">
          <table:table-cell office:value-type="float" office:value="9.2681" calcext:value-type="float">
            <text:p>9.2681</text:p>
          </table:table-cell>
          <table:table-cell table:formula="of:=[.A78]/[.$J$3]" office:value-type="float" office:value="0.957913449712154" calcext:value-type="float">
            <text:p>0.957913449712154</text:p>
          </table:table-cell>
          <table:table-cell office:value-type="float" office:value="9.2307" calcext:value-type="float">
            <text:p>9.2307</text:p>
          </table:table-cell>
          <table:table-cell table:formula="of:=[.C78]/[.$J$3]" office:value-type="float" office:value="0.954047936498093" calcext:value-type="float">
            <text:p>0.954047936498093</text:p>
          </table:table-cell>
          <table:table-cell office:value-type="float" office:value="9.3118" calcext:value-type="float">
            <text:p>9.3118</text:p>
          </table:table-cell>
          <table:table-cell table:formula="of:=[.E78]/[.$J$3]" office:value-type="float" office:value="0.962430105526444" calcext:value-type="float">
            <text:p>0.962430105526444</text:p>
          </table:table-cell>
          <table:table-cell table:formula="of:=AVERAGE([.B78];[.D78];[.F78])" office:value-type="float" office:value="0.958130497245563" calcext:value-type="float">
            <text:p>0.958130497245563</text:p>
          </table:table-cell>
          <table:table-cell table:formula="of:=AVERAGE([.B78];[.D78];[.F78])" office:value-type="float" office:value="0.958130497245563" calcext:value-type="float">
            <text:p>0.958130497245563</text:p>
          </table:table-cell>
          <table:table-cell table:number-columns-repeated="2"/>
        </table:table-row>
        <table:table-row table:style-name="ro1">
          <table:table-cell office:value-type="float" office:value="9.2865" calcext:value-type="float">
            <text:p>9.2865</text:p>
          </table:table-cell>
          <table:table-cell table:formula="of:=[.A79]/[.$J$3]" office:value-type="float" office:value="0.959815199528697" calcext:value-type="float">
            <text:p>0.959815199528697</text:p>
          </table:table-cell>
          <table:table-cell office:value-type="float" office:value="9.2499" calcext:value-type="float">
            <text:p>9.2499</text:p>
          </table:table-cell>
          <table:table-cell table:formula="of:=[.C79]/[.$J$3]" office:value-type="float" office:value="0.956032371089269" calcext:value-type="float">
            <text:p>0.956032371089269</text:p>
          </table:table-cell>
          <table:table-cell office:value-type="float" office:value="9.3289" calcext:value-type="float">
            <text:p>9.3289</text:p>
          </table:table-cell>
          <table:table-cell table:formula="of:=[.E79]/[.$J$3]" office:value-type="float" office:value="0.964197492584209" calcext:value-type="float">
            <text:p>0.964197492584209</text:p>
          </table:table-cell>
          <table:table-cell table:formula="of:=AVERAGE([.B79];[.D79];[.F79])" office:value-type="float" office:value="0.960015021067392" calcext:value-type="float">
            <text:p>0.960015021067392</text:p>
          </table:table-cell>
          <table:table-cell table:formula="of:=AVERAGE([.B79];[.D79];[.F79])" office:value-type="float" office:value="0.960015021067392" calcext:value-type="float">
            <text:p>0.960015021067392</text:p>
          </table:table-cell>
          <table:table-cell table:number-columns-repeated="2"/>
        </table:table-row>
        <table:table-row table:style-name="ro1">
          <table:table-cell office:value-type="float" office:value="9.3033" calcext:value-type="float">
            <text:p>9.3033</text:p>
          </table:table-cell>
          <table:table-cell table:formula="of:=[.A80]/[.$J$3]" office:value-type="float" office:value="0.961551579795975" calcext:value-type="float">
            <text:p>0.961551579795975</text:p>
          </table:table-cell>
          <table:table-cell office:value-type="float" office:value="9.2675" calcext:value-type="float">
            <text:p>9.2675</text:p>
          </table:table-cell>
          <table:table-cell table:formula="of:=[.C80]/[.$J$3]" office:value-type="float" office:value="0.957851436131179" calcext:value-type="float">
            <text:p>0.957851436131179</text:p>
          </table:table-cell>
          <table:table-cell office:value-type="float" office:value="9.3444" calcext:value-type="float">
            <text:p>9.3444</text:p>
          </table:table-cell>
          <table:table-cell table:formula="of:=[.E80]/[.$J$3]" office:value-type="float" office:value="0.96579951009271" calcext:value-type="float">
            <text:p>0.96579951009271</text:p>
          </table:table-cell>
          <table:table-cell table:formula="of:=AVERAGE([.B80];[.D80];[.F80])" office:value-type="float" office:value="0.961734175339955" calcext:value-type="float">
            <text:p>0.961734175339955</text:p>
          </table:table-cell>
          <table:table-cell table:formula="of:=AVERAGE([.B80];[.D80];[.F80])" office:value-type="float" office:value="0.961734175339955" calcext:value-type="float">
            <text:p>0.961734175339955</text:p>
          </table:table-cell>
          <table:table-cell table:number-columns-repeated="2"/>
        </table:table-row>
        <table:table-row table:style-name="ro1">
          <table:table-cell office:value-type="float" office:value="9.3201" calcext:value-type="float">
            <text:p>9.3201</text:p>
          </table:table-cell>
          <table:table-cell table:formula="of:=[.A81]/[.$J$3]" office:value-type="float" office:value="0.963287960063254" calcext:value-type="float">
            <text:p>0.963287960063254</text:p>
          </table:table-cell>
          <table:table-cell office:value-type="float" office:value="9.2851" calcext:value-type="float">
            <text:p>9.2851</text:p>
          </table:table-cell>
          <table:table-cell table:formula="of:=[.C81]/[.$J$3]" office:value-type="float" office:value="0.95967050117309" calcext:value-type="float">
            <text:p>0.95967050117309</text:p>
          </table:table-cell>
          <table:table-cell office:value-type="float" office:value="9.3603" calcext:value-type="float">
            <text:p>9.3603</text:p>
          </table:table-cell>
          <table:table-cell table:formula="of:=[.E81]/[.$J$3]" office:value-type="float" office:value="0.967442869988528" calcext:value-type="float">
            <text:p>0.967442869988528</text:p>
          </table:table-cell>
          <table:table-cell table:formula="of:=AVERAGE([.B81];[.D81];[.F81])" office:value-type="float" office:value="0.963467110408291" calcext:value-type="float">
            <text:p>0.963467110408291</text:p>
          </table:table-cell>
          <table:table-cell table:formula="of:=AVERAGE([.B81];[.D81];[.F81])" office:value-type="float" office:value="0.963467110408291" calcext:value-type="float">
            <text:p>0.963467110408291</text:p>
          </table:table-cell>
          <table:table-cell table:number-columns-repeated="2"/>
        </table:table-row>
        <table:table-row table:style-name="ro1">
          <table:table-cell office:value-type="float" office:value="9.3369" calcext:value-type="float">
            <text:p>9.3369</text:p>
          </table:table-cell>
          <table:table-cell table:formula="of:=[.A82]/[.$J$3]" office:value-type="float" office:value="0.965024340330532" calcext:value-type="float">
            <text:p>0.965024340330532</text:p>
          </table:table-cell>
          <table:table-cell office:value-type="float" office:value="9.3026" calcext:value-type="float">
            <text:p>9.3026</text:p>
          </table:table-cell>
          <table:table-cell table:formula="of:=[.C82]/[.$J$3]" office:value-type="float" office:value="0.961479230618172" calcext:value-type="float">
            <text:p>0.961479230618172</text:p>
          </table:table-cell>
          <table:table-cell office:value-type="float" office:value="9.3762" calcext:value-type="float">
            <text:p>9.3762</text:p>
          </table:table-cell>
          <table:table-cell table:formula="of:=[.E82]/[.$J$3]" office:value-type="float" office:value="0.969086229884345" calcext:value-type="float">
            <text:p>0.969086229884345</text:p>
          </table:table-cell>
          <table:table-cell table:formula="of:=AVERAGE([.B82];[.D82];[.F82])" office:value-type="float" office:value="0.965196600277683" calcext:value-type="float">
            <text:p>0.965196600277683</text:p>
          </table:table-cell>
          <table:table-cell table:formula="of:=AVERAGE([.B82];[.D82];[.F82])" office:value-type="float" office:value="0.965196600277683" calcext:value-type="float">
            <text:p>0.965196600277683</text:p>
          </table:table-cell>
          <table:table-cell table:number-columns-repeated="2"/>
        </table:table-row>
        <table:table-row table:style-name="ro1">
          <table:table-cell office:value-type="float" office:value="9.3537" calcext:value-type="float">
            <text:p>9.3537</text:p>
          </table:table-cell>
          <table:table-cell table:formula="of:=[.A83]/[.$J$3]" office:value-type="float" office:value="0.966760720597811" calcext:value-type="float">
            <text:p>0.966760720597811</text:p>
          </table:table-cell>
          <table:table-cell office:value-type="float" office:value="9.3202" calcext:value-type="float">
            <text:p>9.3202</text:p>
          </table:table-cell>
          <table:table-cell table:formula="of:=[.C83]/[.$J$3]" office:value-type="float" office:value="0.963298295660083" calcext:value-type="float">
            <text:p>0.963298295660083</text:p>
          </table:table-cell>
          <table:table-cell office:value-type="float" office:value="9.3922" calcext:value-type="float">
            <text:p>9.3922</text:p>
          </table:table-cell>
          <table:table-cell table:formula="of:=[.E83]/[.$J$3]" office:value-type="float" office:value="0.970739925376991" calcext:value-type="float">
            <text:p>0.970739925376991</text:p>
          </table:table-cell>
          <table:table-cell table:formula="of:=AVERAGE([.B83];[.D83];[.F83])" office:value-type="float" office:value="0.966932980544962" calcext:value-type="float">
            <text:p>0.966932980544962</text:p>
          </table:table-cell>
          <table:table-cell table:formula="of:=AVERAGE([.B83];[.D83];[.F83])" office:value-type="float" office:value="0.966932980544962" calcext:value-type="float">
            <text:p>0.966932980544962</text:p>
          </table:table-cell>
          <table:table-cell table:number-columns-repeated="2"/>
        </table:table-row>
        <table:table-row table:style-name="ro1">
          <table:table-cell office:value-type="float" office:value="9.3705" calcext:value-type="float">
            <text:p>9.3705</text:p>
          </table:table-cell>
          <table:table-cell table:formula="of:=[.A84]/[.$J$3]" office:value-type="float" office:value="0.968497100865089" calcext:value-type="float">
            <text:p>0.968497100865089</text:p>
          </table:table-cell>
          <table:table-cell office:value-type="float" office:value="9.3378" calcext:value-type="float">
            <text:p>9.3378</text:p>
          </table:table-cell>
          <table:table-cell table:formula="of:=[.C84]/[.$J$3]" office:value-type="float" office:value="0.965117360701994" calcext:value-type="float">
            <text:p>0.965117360701994</text:p>
          </table:table-cell>
          <table:table-cell office:value-type="float" office:value="9.4081" calcext:value-type="float">
            <text:p>9.4081</text:p>
          </table:table-cell>
          <table:table-cell table:formula="of:=[.E84]/[.$J$3]" office:value-type="float" office:value="0.972383285272808" calcext:value-type="float">
            <text:p>0.972383285272808</text:p>
          </table:table-cell>
          <table:table-cell table:formula="of:=AVERAGE([.B84];[.D84];[.F84])" office:value-type="float" office:value="0.968665915613297" calcext:value-type="float">
            <text:p>0.968665915613297</text:p>
          </table:table-cell>
          <table:table-cell table:formula="of:=AVERAGE([.B84];[.D84];[.F84])" office:value-type="float" office:value="0.968665915613297" calcext:value-type="float">
            <text:p>0.968665915613297</text:p>
          </table:table-cell>
          <table:table-cell table:number-columns-repeated="2"/>
        </table:table-row>
        <table:table-row table:style-name="ro1">
          <table:table-cell office:value-type="float" office:value="9.3873" calcext:value-type="float">
            <text:p>9.3873</text:p>
          </table:table-cell>
          <table:table-cell table:formula="of:=[.A85]/[.$J$3]" office:value-type="float" office:value="0.970233481132368" calcext:value-type="float">
            <text:p>0.970233481132368</text:p>
          </table:table-cell>
          <table:table-cell office:value-type="float" office:value="9.3557" calcext:value-type="float">
            <text:p>9.3557</text:p>
          </table:table-cell>
          <table:table-cell table:formula="of:=[.C85]/[.$J$3]" office:value-type="float" office:value="0.966967432534392" calcext:value-type="float">
            <text:p>0.966967432534392</text:p>
          </table:table-cell>
          <table:table-cell office:value-type="float" office:value="9.4241" calcext:value-type="float">
            <text:p>9.4241</text:p>
          </table:table-cell>
          <table:table-cell table:formula="of:=[.E85]/[.$J$3]" office:value-type="float" office:value="0.974036980765454" calcext:value-type="float">
            <text:p>0.974036980765454</text:p>
          </table:table-cell>
          <table:table-cell table:formula="of:=AVERAGE([.B85];[.D85];[.F85])" office:value-type="float" office:value="0.970412631477405" calcext:value-type="float">
            <text:p>0.970412631477405</text:p>
          </table:table-cell>
          <table:table-cell table:formula="of:=AVERAGE([.B85];[.D85];[.F85])" office:value-type="float" office:value="0.970412631477405" calcext:value-type="float">
            <text:p>0.970412631477405</text:p>
          </table:table-cell>
          <table:table-cell table:number-columns-repeated="2"/>
        </table:table-row>
        <table:table-row table:style-name="ro1">
          <table:table-cell office:value-type="float" office:value="9.4044" calcext:value-type="float">
            <text:p>9.4044</text:p>
          </table:table-cell>
          <table:table-cell table:formula="of:=[.A86]/[.$J$3]" office:value-type="float" office:value="0.972000868190134" calcext:value-type="float">
            <text:p>0.972000868190134</text:p>
          </table:table-cell>
          <table:table-cell office:value-type="float" office:value="9.3739" calcext:value-type="float">
            <text:p>9.3739</text:p>
          </table:table-cell>
          <table:table-cell table:formula="of:=[.C86]/[.$J$3]" office:value-type="float" office:value="0.968848511157277" calcext:value-type="float">
            <text:p>0.968848511157277</text:p>
          </table:table-cell>
          <table:table-cell office:value-type="float" office:value="9.44" calcext:value-type="float">
            <text:p>9.44</text:p>
          </table:table-cell>
          <table:table-cell table:formula="of:=[.E86]/[.$J$3]" office:value-type="float" office:value="0.975680340661271" calcext:value-type="float">
            <text:p>0.975680340661271</text:p>
          </table:table-cell>
          <table:table-cell table:formula="of:=AVERAGE([.B86];[.D86];[.F86])" office:value-type="float" office:value="0.972176573336227" calcext:value-type="float">
            <text:p>0.972176573336227</text:p>
          </table:table-cell>
          <table:table-cell table:formula="of:=AVERAGE([.B86];[.D86];[.F86])" office:value-type="float" office:value="0.972176573336227" calcext:value-type="float">
            <text:p>0.972176573336227</text:p>
          </table:table-cell>
          <table:table-cell table:number-columns-repeated="2"/>
        </table:table-row>
        <table:table-row table:style-name="ro1">
          <table:table-cell office:value-type="float" office:value="9.4198" calcext:value-type="float">
            <text:p>9.4198</text:p>
          </table:table-cell>
          <table:table-cell table:formula="of:=[.A87]/[.$J$3]" office:value-type="float" office:value="0.973592550101806" calcext:value-type="float">
            <text:p>0.973592550101806</text:p>
          </table:table-cell>
          <table:table-cell office:value-type="float" office:value="9.39" calcext:value-type="float">
            <text:p>9.39</text:p>
          </table:table-cell>
          <table:table-cell table:formula="of:=[.C87]/[.$J$3]" office:value-type="float" office:value="0.970512542246752" calcext:value-type="float">
            <text:p>0.970512542246752</text:p>
          </table:table-cell>
          <table:table-cell office:value-type="float" office:value="9.4539" calcext:value-type="float">
            <text:p>9.4539</text:p>
          </table:table-cell>
          <table:table-cell table:formula="of:=[.E87]/[.$J$3]" office:value-type="float" office:value="0.977116988620508" calcext:value-type="float">
            <text:p>0.977116988620508</text:p>
          </table:table-cell>
          <table:table-cell table:formula="of:=AVERAGE([.B87];[.D87];[.F87])" office:value-type="float" office:value="0.973740693656355" calcext:value-type="float">
            <text:p>0.973740693656355</text:p>
          </table:table-cell>
          <table:table-cell table:formula="of:=AVERAGE([.B87];[.D87];[.F87])" office:value-type="float" office:value="0.973740693656355" calcext:value-type="float">
            <text:p>0.973740693656355</text:p>
          </table:table-cell>
          <table:table-cell table:number-columns-repeated="2"/>
        </table:table-row>
        <table:table-row table:style-name="ro1">
          <table:table-cell office:value-type="float" office:value="9.4348" calcext:value-type="float">
            <text:p>9.4348</text:p>
          </table:table-cell>
          <table:table-cell table:formula="of:=[.A88]/[.$J$3]" office:value-type="float" office:value="0.975142889626161" calcext:value-type="float">
            <text:p>0.975142889626161</text:p>
          </table:table-cell>
          <table:table-cell office:value-type="float" office:value="9.4056" calcext:value-type="float">
            <text:p>9.4056</text:p>
          </table:table-cell>
          <table:table-cell table:formula="of:=[.C88]/[.$J$3]" office:value-type="float" office:value="0.972124895352082" calcext:value-type="float">
            <text:p>0.972124895352082</text:p>
          </table:table-cell>
          <table:table-cell office:value-type="float" office:value="9.468" calcext:value-type="float">
            <text:p>9.468</text:p>
          </table:table-cell>
          <table:table-cell table:formula="of:=[.E88]/[.$J$3]" office:value-type="float" office:value="0.978574307773402" calcext:value-type="float">
            <text:p>0.978574307773402</text:p>
          </table:table-cell>
          <table:table-cell table:formula="of:=AVERAGE([.B88];[.D88];[.F88])" office:value-type="float" office:value="0.975280697583882" calcext:value-type="float">
            <text:p>0.975280697583882</text:p>
          </table:table-cell>
          <table:table-cell table:formula="of:=AVERAGE([.B88];[.D88];[.F88])" office:value-type="float" office:value="0.975280697583882" calcext:value-type="float">
            <text:p>0.975280697583882</text:p>
          </table:table-cell>
          <table:table-cell table:number-columns-repeated="2"/>
        </table:table-row>
        <table:table-row table:style-name="ro1">
          <table:table-cell office:value-type="float" office:value="9.4497" calcext:value-type="float">
            <text:p>9.4497</text:p>
          </table:table-cell>
          <table:table-cell table:formula="of:=[.A89]/[.$J$3]" office:value-type="float" office:value="0.976682893553688" calcext:value-type="float">
            <text:p>0.976682893553688</text:p>
          </table:table-cell>
          <table:table-cell office:value-type="float" office:value="9.4212" calcext:value-type="float">
            <text:p>9.4212</text:p>
          </table:table-cell>
          <table:table-cell table:formula="of:=[.C89]/[.$J$3]" office:value-type="float" office:value="0.973737248457412" calcext:value-type="float">
            <text:p>0.973737248457412</text:p>
          </table:table-cell>
          <table:table-cell office:value-type="float" office:value="9.4822" calcext:value-type="float">
            <text:p>9.4822</text:p>
          </table:table-cell>
          <table:table-cell table:formula="of:=[.E89]/[.$J$3]" office:value-type="float" office:value="0.980041962523126" calcext:value-type="float">
            <text:p>0.980041962523126</text:p>
          </table:table-cell>
          <table:table-cell table:formula="of:=AVERAGE([.B89];[.D89];[.F89])" office:value-type="float" office:value="0.976820701511409" calcext:value-type="float">
            <text:p>0.976820701511409</text:p>
          </table:table-cell>
          <table:table-cell table:formula="of:=AVERAGE([.B89];[.D89];[.F89])" office:value-type="float" office:value="0.976820701511409" calcext:value-type="float">
            <text:p>0.976820701511409</text:p>
          </table:table-cell>
          <table:table-cell table:number-columns-repeated="2"/>
        </table:table-row>
        <table:table-row table:style-name="ro1">
          <table:table-cell office:value-type="float" office:value="9.4646" calcext:value-type="float">
            <text:p>9.4646</text:p>
          </table:table-cell>
          <table:table-cell table:formula="of:=[.A90]/[.$J$3]" office:value-type="float" office:value="0.978222897481215" calcext:value-type="float">
            <text:p>0.978222897481215</text:p>
          </table:table-cell>
          <table:table-cell office:value-type="float" office:value="9.4369" calcext:value-type="float">
            <text:p>9.4369</text:p>
          </table:table-cell>
          <table:table-cell table:formula="of:=[.C90]/[.$J$3]" office:value-type="float" office:value="0.975359937159571" calcext:value-type="float">
            <text:p>0.975359937159571</text:p>
          </table:table-cell>
          <table:table-cell office:value-type="float" office:value="9.4963" calcext:value-type="float">
            <text:p>9.4963</text:p>
          </table:table-cell>
          <table:table-cell table:formula="of:=[.E90]/[.$J$3]" office:value-type="float" office:value="0.98149928167602" calcext:value-type="float">
            <text:p>0.98149928167602</text:p>
          </table:table-cell>
          <table:table-cell table:formula="of:=AVERAGE([.B90];[.D90];[.F90])" office:value-type="float" office:value="0.978360705438936" calcext:value-type="float">
            <text:p>0.978360705438936</text:p>
          </table:table-cell>
          <table:table-cell table:formula="of:=AVERAGE([.B90];[.D90];[.F90])" office:value-type="float" office:value="0.978360705438936" calcext:value-type="float">
            <text:p>0.978360705438936</text:p>
          </table:table-cell>
          <table:table-cell table:number-columns-repeated="2"/>
        </table:table-row>
        <table:table-row table:style-name="ro1">
          <table:table-cell office:value-type="float" office:value="9.4795" calcext:value-type="float">
            <text:p>9.4795</text:p>
          </table:table-cell>
          <table:table-cell table:formula="of:=[.A91]/[.$J$3]" office:value-type="float" office:value="0.979762901408742" calcext:value-type="float">
            <text:p>0.979762901408742</text:p>
          </table:table-cell>
          <table:table-cell office:value-type="float" office:value="9.4525" calcext:value-type="float">
            <text:p>9.4525</text:p>
          </table:table-cell>
          <table:table-cell table:formula="of:=[.C91]/[.$J$3]" office:value-type="float" office:value="0.976972290264901" calcext:value-type="float">
            <text:p>0.976972290264901</text:p>
          </table:table-cell>
          <table:table-cell office:value-type="float" office:value="9.5104" calcext:value-type="float">
            <text:p>9.5104</text:p>
          </table:table-cell>
          <table:table-cell table:formula="of:=[.E91]/[.$J$3]" office:value-type="float" office:value="0.982956600828915" calcext:value-type="float">
            <text:p>0.982956600828915</text:p>
          </table:table-cell>
          <table:table-cell table:formula="of:=AVERAGE([.B91];[.D91];[.F91])" office:value-type="float" office:value="0.979897264167519" calcext:value-type="float">
            <text:p>0.979897264167519</text:p>
          </table:table-cell>
          <table:table-cell table:formula="of:=AVERAGE([.B91];[.D91];[.F91])" office:value-type="float" office:value="0.979897264167519" calcext:value-type="float">
            <text:p>0.979897264167519</text:p>
          </table:table-cell>
          <table:table-cell table:number-columns-repeated="2"/>
        </table:table-row>
        <table:table-row table:style-name="ro1">
          <table:table-cell office:value-type="float" office:value="9.4944" calcext:value-type="float">
            <text:p>9.4944</text:p>
          </table:table-cell>
          <table:table-cell table:formula="of:=[.A92]/[.$J$3]" office:value-type="float" office:value="0.981302905336269" calcext:value-type="float">
            <text:p>0.981302905336269</text:p>
          </table:table-cell>
          <table:table-cell office:value-type="float" office:value="9.4682" calcext:value-type="float">
            <text:p>9.4682</text:p>
          </table:table-cell>
          <table:table-cell table:formula="of:=[.C92]/[.$J$3]" office:value-type="float" office:value="0.97859497896706" calcext:value-type="float">
            <text:p>0.97859497896706</text:p>
          </table:table-cell>
          <table:table-cell office:value-type="float" office:value="9.5245" calcext:value-type="float">
            <text:p>9.5245</text:p>
          </table:table-cell>
          <table:table-cell table:formula="of:=[.E92]/[.$J$3]" office:value-type="float" office:value="0.984413919981809" calcext:value-type="float">
            <text:p>0.984413919981809</text:p>
          </table:table-cell>
          <table:table-cell table:formula="of:=AVERAGE([.B92];[.D92];[.F92])" office:value-type="float" office:value="0.981437268095046" calcext:value-type="float">
            <text:p>0.981437268095046</text:p>
          </table:table-cell>
          <table:table-cell table:formula="of:=AVERAGE([.B92];[.D92];[.F92])" office:value-type="float" office:value="0.981437268095046" calcext:value-type="float">
            <text:p>0.981437268095046</text:p>
          </table:table-cell>
          <table:table-cell table:number-columns-repeated="2"/>
        </table:table-row>
        <table:table-row table:style-name="ro1">
          <table:table-cell office:value-type="float" office:value="9.5094" calcext:value-type="float">
            <text:p>9.5094</text:p>
          </table:table-cell>
          <table:table-cell table:formula="of:=[.A93]/[.$J$3]" office:value-type="float" office:value="0.982853244860624" calcext:value-type="float">
            <text:p>0.982853244860624</text:p>
          </table:table-cell>
          <table:table-cell office:value-type="float" office:value="9.4844" calcext:value-type="float">
            <text:p>9.4844</text:p>
          </table:table-cell>
          <table:table-cell table:formula="of:=[.C93]/[.$J$3]" office:value-type="float" office:value="0.980269345653365" calcext:value-type="float">
            <text:p>0.980269345653365</text:p>
          </table:table-cell>
          <table:table-cell office:value-type="float" office:value="9.5387" calcext:value-type="float">
            <text:p>9.5387</text:p>
          </table:table-cell>
          <table:table-cell table:formula="of:=[.E93]/[.$J$3]" office:value-type="float" office:value="0.985881574731533" calcext:value-type="float">
            <text:p>0.985881574731533</text:p>
          </table:table-cell>
          <table:table-cell table:formula="of:=AVERAGE([.B93];[.D93];[.F93])" office:value-type="float" office:value="0.983001388415174" calcext:value-type="float">
            <text:p>0.983001388415174</text:p>
          </table:table-cell>
          <table:table-cell table:formula="of:=AVERAGE([.B93];[.D93];[.F93])" office:value-type="float" office:value="0.983001388415174" calcext:value-type="float">
            <text:p>0.983001388415174</text:p>
          </table:table-cell>
          <table:table-cell table:number-columns-repeated="2"/>
        </table:table-row>
        <table:table-row table:style-name="ro1">
          <table:table-cell office:value-type="float" office:value="9.5237" calcext:value-type="float">
            <text:p>9.5237</text:p>
          </table:table-cell>
          <table:table-cell table:formula="of:=[.A94]/[.$J$3]" office:value-type="float" office:value="0.984331235207177" calcext:value-type="float">
            <text:p>0.984331235207177</text:p>
          </table:table-cell>
          <table:table-cell office:value-type="float" office:value="9.4993" calcext:value-type="float">
            <text:p>9.4993</text:p>
          </table:table-cell>
          <table:table-cell table:formula="of:=[.C94]/[.$J$3]" office:value-type="float" office:value="0.981809349580892" calcext:value-type="float">
            <text:p>0.981809349580892</text:p>
          </table:table-cell>
          <table:table-cell office:value-type="float" office:value="9.5515" calcext:value-type="float">
            <text:p>9.5515</text:p>
          </table:table-cell>
          <table:table-cell table:formula="of:=[.E94]/[.$J$3]" office:value-type="float" office:value="0.98720453112565" calcext:value-type="float">
            <text:p>0.98720453112565</text:p>
          </table:table-cell>
          <table:table-cell table:formula="of:=AVERAGE([.B94];[.D94];[.F94])" office:value-type="float" office:value="0.98444837197124" calcext:value-type="float">
            <text:p>0.98444837197124</text:p>
          </table:table-cell>
          <table:table-cell table:formula="of:=AVERAGE([.B94];[.D94];[.F94])" office:value-type="float" office:value="0.98444837197124" calcext:value-type="float">
            <text:p>0.98444837197124</text:p>
          </table:table-cell>
          <table:table-cell table:number-columns-repeated="2"/>
        </table:table-row>
        <table:table-row table:style-name="ro1">
          <table:table-cell office:value-type="float" office:value="9.5366" calcext:value-type="float">
            <text:p>9.5366</text:p>
          </table:table-cell>
          <table:table-cell table:formula="of:=[.A95]/[.$J$3]" office:value-type="float" office:value="0.985664527198123" calcext:value-type="float">
            <text:p>0.985664527198123</text:p>
          </table:table-cell>
          <table:table-cell office:value-type="float" office:value="9.5128" calcext:value-type="float">
            <text:p>9.5128</text:p>
          </table:table-cell>
          <table:table-cell table:formula="of:=[.C95]/[.$J$3]" office:value-type="float" office:value="0.983204655152812" calcext:value-type="float">
            <text:p>0.983204655152812</text:p>
          </table:table-cell>
          <table:table-cell office:value-type="float" office:value="9.5636" calcext:value-type="float">
            <text:p>9.5636</text:p>
          </table:table-cell>
          <table:table-cell table:formula="of:=[.E95]/[.$J$3]" office:value-type="float" office:value="0.988455138341963" calcext:value-type="float">
            <text:p>0.988455138341963</text:p>
          </table:table-cell>
          <table:table-cell table:formula="of:=AVERAGE([.B95];[.D95];[.F95])" office:value-type="float" office:value="0.9857747735643" calcext:value-type="float">
            <text:p>0.9857747735643</text:p>
          </table:table-cell>
          <table:table-cell table:formula="of:=AVERAGE([.B95];[.D95];[.F95])" office:value-type="float" office:value="0.9857747735643" calcext:value-type="float">
            <text:p>0.9857747735643</text:p>
          </table:table-cell>
          <table:table-cell table:number-columns-repeated="2"/>
        </table:table-row>
        <table:table-row table:style-name="ro1">
          <table:table-cell office:value-type="float" office:value="9.5494" calcext:value-type="float">
            <text:p>9.5494</text:p>
          </table:table-cell>
          <table:table-cell table:formula="of:=[.A96]/[.$J$3]" office:value-type="float" office:value="0.98698748359224" calcext:value-type="float">
            <text:p>0.98698748359224</text:p>
          </table:table-cell>
          <table:table-cell office:value-type="float" office:value="9.5263" calcext:value-type="float">
            <text:p>9.5263</text:p>
          </table:table-cell>
          <table:table-cell table:formula="of:=[.C96]/[.$J$3]" office:value-type="float" office:value="0.984599960724732" calcext:value-type="float">
            <text:p>0.984599960724732</text:p>
          </table:table-cell>
          <table:table-cell office:value-type="float" office:value="9.5758" calcext:value-type="float">
            <text:p>9.5758</text:p>
          </table:table-cell>
          <table:table-cell table:formula="of:=[.E96]/[.$J$3]" office:value-type="float" office:value="0.989716081155106" calcext:value-type="float">
            <text:p>0.989716081155106</text:p>
          </table:table-cell>
          <table:table-cell table:formula="of:=AVERAGE([.B96];[.D96];[.F96])" office:value-type="float" office:value="0.987101175157359" calcext:value-type="float">
            <text:p>0.987101175157359</text:p>
          </table:table-cell>
          <table:table-cell table:formula="of:=AVERAGE([.B96];[.D96];[.F96])" office:value-type="float" office:value="0.987101175157359" calcext:value-type="float">
            <text:p>0.987101175157359</text:p>
          </table:table-cell>
          <table:table-cell table:number-columns-repeated="2"/>
        </table:table-row>
        <table:table-row table:style-name="ro1">
          <table:table-cell office:value-type="float" office:value="9.5623" calcext:value-type="float">
            <text:p>9.5623</text:p>
          </table:table-cell>
          <table:table-cell table:formula="of:=[.A97]/[.$J$3]" office:value-type="float" office:value="0.988320775583186" calcext:value-type="float">
            <text:p>0.988320775583186</text:p>
          </table:table-cell>
          <table:table-cell office:value-type="float" office:value="9.5398" calcext:value-type="float">
            <text:p>9.5398</text:p>
          </table:table-cell>
          <table:table-cell table:formula="of:=[.C97]/[.$J$3]" office:value-type="float" office:value="0.985995266296652" calcext:value-type="float">
            <text:p>0.985995266296652</text:p>
          </table:table-cell>
          <table:table-cell office:value-type="float" office:value="9.588" calcext:value-type="float">
            <text:p>9.588</text:p>
          </table:table-cell>
          <table:table-cell table:formula="of:=[.E97]/[.$J$3]" office:value-type="float" office:value="0.990977023968249" calcext:value-type="float">
            <text:p>0.990977023968249</text:p>
          </table:table-cell>
          <table:table-cell table:formula="of:=AVERAGE([.B97];[.D97];[.F97])" office:value-type="float" office:value="0.988431021949362" calcext:value-type="float">
            <text:p>0.988431021949362</text:p>
          </table:table-cell>
          <table:table-cell table:formula="of:=AVERAGE([.B97];[.D97];[.F97])" office:value-type="float" office:value="0.988431021949362" calcext:value-type="float">
            <text:p>0.988431021949362</text:p>
          </table:table-cell>
          <table:table-cell table:number-columns-repeated="2"/>
        </table:table-row>
        <table:table-row table:style-name="ro1">
          <table:table-cell office:value-type="float" office:value="9.5752" calcext:value-type="float">
            <text:p>9.5752</text:p>
          </table:table-cell>
          <table:table-cell table:formula="of:=[.A98]/[.$J$3]" office:value-type="float" office:value="0.989654067574132" calcext:value-type="float">
            <text:p>0.989654067574132</text:p>
          </table:table-cell>
          <table:table-cell office:value-type="float" office:value="9.5533" calcext:value-type="float">
            <text:p>9.5533</text:p>
          </table:table-cell>
          <table:table-cell table:formula="of:=[.C98]/[.$J$3]" office:value-type="float" office:value="0.987390571868573" calcext:value-type="float">
            <text:p>0.987390571868573</text:p>
          </table:table-cell>
          <table:table-cell office:value-type="float" office:value="9.6002" calcext:value-type="float">
            <text:p>9.6002</text:p>
          </table:table-cell>
          <table:table-cell table:formula="of:=[.E98]/[.$J$3]" office:value-type="float" office:value="0.992237966781392" calcext:value-type="float">
            <text:p>0.992237966781392</text:p>
          </table:table-cell>
          <table:table-cell table:formula="of:=AVERAGE([.B98];[.D98];[.F98])" office:value-type="float" office:value="0.989760868741366" calcext:value-type="float">
            <text:p>0.989760868741366</text:p>
          </table:table-cell>
          <table:table-cell table:formula="of:=AVERAGE([.B98];[.D98];[.F98])" office:value-type="float" office:value="0.989760868741366" calcext:value-type="float">
            <text:p>0.989760868741366</text:p>
          </table:table-cell>
          <table:table-cell table:number-columns-repeated="2"/>
        </table:table-row>
        <table:table-row table:style-name="ro1">
          <table:table-cell office:value-type="float" office:value="9.5881" calcext:value-type="float">
            <text:p>9.5881</text:p>
          </table:table-cell>
          <table:table-cell table:formula="of:=[.A99]/[.$J$3]" office:value-type="float" office:value="0.990987359565078" calcext:value-type="float">
            <text:p>0.990987359565078</text:p>
          </table:table-cell>
          <table:table-cell office:value-type="float" office:value="9.5668" calcext:value-type="float">
            <text:p>9.5668</text:p>
          </table:table-cell>
          <table:table-cell table:formula="of:=[.C99]/[.$J$3]" office:value-type="float" office:value="0.988785877440493" calcext:value-type="float">
            <text:p>0.988785877440493</text:p>
          </table:table-cell>
          <table:table-cell office:value-type="float" office:value="9.6124" calcext:value-type="float">
            <text:p>9.6124</text:p>
          </table:table-cell>
          <table:table-cell table:formula="of:=[.E99]/[.$J$3]" office:value-type="float" office:value="0.993498909594535" calcext:value-type="float">
            <text:p>0.993498909594535</text:p>
          </table:table-cell>
          <table:table-cell table:formula="of:=AVERAGE([.B99];[.D99];[.F99])" office:value-type="float" office:value="0.991090715533368" calcext:value-type="float">
            <text:p>0.991090715533368</text:p>
          </table:table-cell>
          <table:table-cell table:formula="of:=AVERAGE([.B99];[.D99];[.F99])" office:value-type="float" office:value="0.991090715533368" calcext:value-type="float">
            <text:p>0.991090715533368</text:p>
          </table:table-cell>
          <table:table-cell table:number-columns-repeated="2"/>
        </table:table-row>
        <table:table-row table:style-name="ro1">
          <table:table-cell office:value-type="float" office:value="9.601" calcext:value-type="float">
            <text:p>9.601</text:p>
          </table:table-cell>
          <table:table-cell table:formula="of:=[.A100]/[.$J$3]" office:value-type="float" office:value="0.992320651556024" calcext:value-type="float">
            <text:p>0.992320651556024</text:p>
          </table:table-cell>
          <table:table-cell office:value-type="float" office:value="9.5808" calcext:value-type="float">
            <text:p>9.5808</text:p>
          </table:table-cell>
          <table:table-cell table:formula="of:=[.C100]/[.$J$3]" office:value-type="float" office:value="0.990232860996558" calcext:value-type="float">
            <text:p>0.990232860996558</text:p>
          </table:table-cell>
          <table:table-cell office:value-type="float" office:value="9.6246" calcext:value-type="float">
            <text:p>9.6246</text:p>
          </table:table-cell>
          <table:table-cell table:formula="of:=[.E100]/[.$J$3]" office:value-type="float" office:value="0.994759852407677" calcext:value-type="float">
            <text:p>0.994759852407677</text:p>
          </table:table-cell>
          <table:table-cell table:formula="of:=AVERAGE([.B100];[.D100];[.F100])" office:value-type="float" office:value="0.992437788320087" calcext:value-type="float">
            <text:p>0.992437788320087</text:p>
          </table:table-cell>
          <table:table-cell table:formula="of:=AVERAGE([.B100];[.D100];[.F100])" office:value-type="float" office:value="0.992437788320087" calcext:value-type="float">
            <text:p>0.992437788320087</text:p>
          </table:table-cell>
          <table:table-cell table:number-columns-repeated="2"/>
        </table:table-row>
        <table:table-row table:style-name="ro1">
          <table:table-cell office:value-type="float" office:value="9.6139" calcext:value-type="float">
            <text:p>9.6139</text:p>
          </table:table-cell>
          <table:table-cell table:formula="of:=[.A101]/[.$J$3]" office:value-type="float" office:value="0.99365394354697" calcext:value-type="float">
            <text:p>0.99365394354697</text:p>
          </table:table-cell>
          <table:table-cell office:value-type="float" office:value="9.5944" calcext:value-type="float">
            <text:p>9.5944</text:p>
          </table:table-cell>
          <table:table-cell table:formula="of:=[.C101]/[.$J$3]" office:value-type="float" office:value="0.991638502165308" calcext:value-type="float">
            <text:p>0.991638502165308</text:p>
          </table:table-cell>
          <table:table-cell office:value-type="float" office:value="9.6365" calcext:value-type="float">
            <text:p>9.6365</text:p>
          </table:table-cell>
          <table:table-cell table:formula="of:=[.E101]/[.$J$3]" office:value-type="float" office:value="0.995989788430333" calcext:value-type="float">
            <text:p>0.995989788430333</text:p>
          </table:table-cell>
          <table:table-cell table:formula="of:=AVERAGE([.B101];[.D101];[.F101])" office:value-type="float" office:value="0.993760744714204" calcext:value-type="float">
            <text:p>0.993760744714204</text:p>
          </table:table-cell>
          <table:table-cell table:formula="of:=AVERAGE([.B101];[.D101];[.F101])" office:value-type="float" office:value="0.993760744714204" calcext:value-type="float">
            <text:p>0.993760744714204</text:p>
          </table:table-cell>
          <table:table-cell table:number-columns-repeated="2"/>
        </table:table-row>
        <table:table-row table:style-name="ro1">
          <table:table-cell office:value-type="float" office:value="9.6249" calcext:value-type="float">
            <text:p>9.6249</text:p>
          </table:table-cell>
          <table:table-cell table:formula="of:=[.A102]/[.$J$3]" office:value-type="float" office:value="0.994790859198164" calcext:value-type="float">
            <text:p>0.994790859198164</text:p>
          </table:table-cell>
          <table:table-cell office:value-type="float" office:value="9.6058" calcext:value-type="float">
            <text:p>9.6058</text:p>
          </table:table-cell>
          <table:table-cell table:formula="of:=[.C102]/[.$J$3]" office:value-type="float" office:value="0.992816760203818" calcext:value-type="float">
            <text:p>0.992816760203818</text:p>
          </table:table-cell>
          <table:table-cell office:value-type="float" office:value="9.6466" calcext:value-type="float">
            <text:p>9.6466</text:p>
          </table:table-cell>
          <table:table-cell table:formula="of:=[.E102]/[.$J$3]" office:value-type="float" office:value="0.997033683710066" calcext:value-type="float">
            <text:p>0.997033683710066</text:p>
          </table:table-cell>
          <table:table-cell table:formula="of:=AVERAGE([.B102];[.D102];[.F102])" office:value-type="float" office:value="0.994880434370683" calcext:value-type="float">
            <text:p>0.994880434370683</text:p>
          </table:table-cell>
          <table:table-cell table:formula="of:=AVERAGE([.B102];[.D102];[.F102])" office:value-type="float" office:value="0.994880434370683" calcext:value-type="float">
            <text:p>0.994880434370683</text:p>
          </table:table-cell>
          <table:table-cell table:number-columns-repeated="2"/>
        </table:table-row>
        <table:table-row table:style-name="ro1">
          <table:table-cell office:value-type="float" office:value="9.6358" calcext:value-type="float">
            <text:p>9.6358</text:p>
          </table:table-cell>
          <table:table-cell table:formula="of:=[.A103]/[.$J$3]" office:value-type="float" office:value="0.99591743925253" calcext:value-type="float">
            <text:p>0.99591743925253</text:p>
          </table:table-cell>
          <table:table-cell office:value-type="float" office:value="9.6173" calcext:value-type="float">
            <text:p>9.6173</text:p>
          </table:table-cell>
          <table:table-cell table:formula="of:=[.C103]/[.$J$3]" office:value-type="float" office:value="0.994005353839157" calcext:value-type="float">
            <text:p>0.994005353839157</text:p>
          </table:table-cell>
          <table:table-cell office:value-type="float" office:value="9.657" calcext:value-type="float">
            <text:p>9.657</text:p>
          </table:table-cell>
          <table:table-cell table:formula="of:=[.E103]/[.$J$3]" office:value-type="float" office:value="0.998108585780286" calcext:value-type="float">
            <text:p>0.998108585780286</text:p>
          </table:table-cell>
          <table:table-cell table:formula="of:=AVERAGE([.B103];[.D103];[.F103])" office:value-type="float" office:value="0.996010459623991" calcext:value-type="float">
            <text:p>0.996010459623991</text:p>
          </table:table-cell>
          <table:table-cell table:formula="of:=AVERAGE([.B103];[.D103];[.F103])" office:value-type="float" office:value="0.996010459623991" calcext:value-type="float">
            <text:p>0.99601045962399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1"/>
    </number:number-style>
    <number:number-style style:name="N122">
      <number:number number:decimal-places="14" loext:min-decimal-places="14" number:min-integer-digits="1"/>
    </number:number-style>
    <number:number-style style:name="N123">
      <number:number number:decimal-places="15" loext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6">00/00/0000</text:date>, <text:time style:data-style-name="N2" text:time-value="23:57:44.2258932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6T07:00:12.612923414</meta:creation-date>
    <dc:date>2019-05-26T23:58:39.341064725</dc:date>
    <meta:editing-duration>PT22M7S</meta:editing-duration>
    <meta:editing-cycles>7</meta:editing-cycles>
    <meta:generator>LibreOffice/6.2.0.3$MacOSX_X86_64 LibreOffice_project/98c6a8a1c6c7b144ce3cc729e34964b47ce25d62</meta:generator>
    <meta:document-statistic meta:table-count="1" meta:cell-count="822" meta:object-count="0"/>
  </office:meta>
</office:document-meta>
</file>